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00DFEFF7/Pictures/"/>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 manifest:full-path="Obj00DFEFF9/Pictures/"/>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jpeg" manifest:full-path="Pictures/1000000000000AE600000276085B832B.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6.2597in" table:align="margins"/>
    </style:style>
    <style:style style:name="Table4.A" style:family="table-column">
      <style:table-column-properties style:column-width="3.7257in" style:rel-column-width="39006*"/>
    </style:style>
    <style:style style:name="Table4.B" style:family="table-column">
      <style:table-column-properties style:column-width="2.534in" style:rel-column-width="26529*"/>
    </style:style>
    <style:style style:name="Table4.A1" style:family="table-cell">
      <style:table-cell-properties style:vertical-align="bottom" fo:padding="0.0382in" fo:border="none"/>
    </style:style>
    <style:style style:name="Table4.B1" style:family="table-cell">
      <style:table-cell-properties fo:padding="0.0382in" fo:border="none"/>
    </style:style>
    <style:style style:name="Table1" style:family="table">
      <style:table-properties style:width="4.2167in" fo:margin-top="0.0785in" fo:margin-bottom="0.0785in" table:align="center"/>
    </style:style>
    <style:style style:name="Table1.A" style:family="table-column">
      <style:table-column-properties style:column-width="1.4354in"/>
    </style:style>
    <style:style style:name="Table1.B" style:family="table-column">
      <style:table-column-properties style:column-width="2.781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9056in" fo:margin-top="0.0785in" fo:margin-bottom="0.0785in" table:align="margins"/>
    </style:style>
    <style:style style:name="Table2.A" style:family="table-column">
      <style:table-column-properties style:column-width="1.7139in" style:rel-column-width="19023*"/>
    </style:style>
    <style:style style:name="Table2.B" style:family="table-column">
      <style:table-column-properties style:column-width="3.3903in" style:rel-column-width="37623*"/>
    </style:style>
    <style:style style:name="Table2.C" style:family="table-column">
      <style:table-column-properties style:column-width="0.8007in" style:rel-column-width="8889*"/>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B1" style:family="table-cell">
      <style:table-cell-properties fo:padding="0.0382in" fo:border-left="0.0007in solid #000000" fo:border-right="none" fo:border-top="0.0007in solid #000000" fo:border-bottom="0.0007in solid #000000"/>
    </style:style>
    <style:style style:name="Table2.C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style:width="5.9083in" fo:margin-left="0in" fo:margin-right="-0.0028in" fo:margin-top="0.1576in" fo:margin-bottom="0.1576in" table:align="margins"/>
    </style:style>
    <style:style style:name="Table7.A" style:family="table-column">
      <style:table-column-properties style:column-width="1.0424in" style:rel-column-width="11565*"/>
    </style:style>
    <style:style style:name="Table7.B" style:family="table-column">
      <style:table-column-properties style:column-width="1.8924in" style:rel-column-width="20989*"/>
    </style:style>
    <style:style style:name="Table7.C" style:family="table-column">
      <style:table-column-properties style:column-width="2.9736in" style:rel-column-width="32981*"/>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9" style:family="table" style:master-page-name="">
      <style:table-properties style:width="5.9083in" fo:margin-left="0in" fo:margin-right="-0.0028in" fo:margin-top="0.1965in" fo:margin-bottom="0.1965in" style:page-number="0" table:align="margins"/>
    </style:style>
    <style:style style:name="Table9.A" style:family="table-column">
      <style:table-column-properties style:column-width="2.0347in" style:rel-column-width="22566*"/>
    </style:style>
    <style:style style:name="Table9.B" style:family="table-column">
      <style:table-column-properties style:column-width="3.8736in" style:rel-column-width="42969*"/>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5.9083in" fo:margin-left="0in" fo:margin-right="-0.0028in" fo:margin-top="0.1965in" fo:margin-bottom="0.1965in" table:align="margins"/>
    </style:style>
    <style:style style:name="Table10.A" style:family="table-column">
      <style:table-column-properties style:column-width="2.341in" style:rel-column-width="25969*"/>
    </style:style>
    <style:style style:name="Table10.B" style:family="table-column">
      <style:table-column-properties style:column-width="3.5674in" style:rel-column-width="39566*"/>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5.9083in" fo:margin-left="0in" fo:margin-right="-0.0028in" fo:margin-top="0.1965in" fo:margin-bottom="0.1965in" table:align="margins"/>
    </style:style>
    <style:style style:name="Table11.A" style:family="table-column">
      <style:table-column-properties style:column-width="2.691in" style:rel-column-width="29851*"/>
    </style:style>
    <style:style style:name="Table11.B" style:family="table-column">
      <style:table-column-properties style:column-width="3.2174in" style:rel-column-width="35684*"/>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20" style:family="table">
      <style:table-properties style:width="5.9083in" fo:margin-left="0in" fo:margin-right="-0.0028in" fo:margin-top="0.1965in" fo:margin-bottom="0.1965in" table:align="margins"/>
    </style:style>
    <style:style style:name="Table20.A" style:family="table-column">
      <style:table-column-properties style:column-width="2.2021in" style:rel-column-width="24428*"/>
    </style:style>
    <style:style style:name="Table20.B" style:family="table-column">
      <style:table-column-properties style:column-width="3.7063in" style:rel-column-width="41107*"/>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14" style:family="table">
      <style:table-properties style:width="5.9083in" fo:margin-left="0in" fo:margin-right="-0.0028in" fo:margin-top="0.1965in" fo:margin-bottom="0.1965in" table:align="margins"/>
    </style:style>
    <style:style style:name="Table14.A" style:family="table-column">
      <style:table-column-properties style:column-width="2.2021in" style:rel-column-width="24428*"/>
    </style:style>
    <style:style style:name="Table14.B" style:family="table-column">
      <style:table-column-properties style:column-width="3.7063in" style:rel-column-width="41107*"/>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6" style:family="table" style:master-page-name="">
      <style:table-properties style:width="5.9083in" fo:margin-left="0in" fo:margin-right="-0.0028in" fo:margin-top="0.1965in" fo:margin-bottom="0.1965in" style:page-number="0" table:align="margins" style:may-break-between-rows="false"/>
    </style:style>
    <style:style style:name="Table16.A" style:family="table-column">
      <style:table-column-properties style:column-width="2.2021in" style:rel-column-width="24428*"/>
    </style:style>
    <style:style style:name="Table16.B" style:family="table-column">
      <style:table-column-properties style:column-width="3.7063in" style:rel-column-width="41107*"/>
    </style:style>
    <style:style style:name="Table16.1" style:family="table-row">
      <style:table-row-properties style:keep-together="false"/>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9" style:family="table">
      <style:table-properties style:width="5.9083in" fo:margin-left="0in" fo:margin-right="-0.0028in" fo:margin-top="0.1965in" fo:margin-bottom="0.1965in" table:align="margins"/>
    </style:style>
    <style:style style:name="Table19.A" style:family="table-column">
      <style:table-column-properties style:column-width="2.8326in" style:rel-column-width="31423*"/>
    </style:style>
    <style:style style:name="Table19.B" style:family="table-column">
      <style:table-column-properties style:column-width="3.0757in" style:rel-column-width="34112*"/>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1" style:family="table">
      <style:table-properties style:width="5.9083in" fo:margin-left="0in" fo:margin-right="-0.0028in" fo:margin-top="0.1965in" fo:margin-bottom="0.1965in" table:align="margins"/>
    </style:style>
    <style:style style:name="Table21.A" style:family="table-column">
      <style:table-column-properties style:column-width="2.691in" style:rel-column-width="29851*"/>
    </style:style>
    <style:style style:name="Table21.B" style:family="table-column">
      <style:table-column-properties style:column-width="3.2174in" style:rel-column-width="35684*"/>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5.9083in" fo:margin-left="0in" fo:margin-right="-0.0028in" fo:margin-top="0.1965in" fo:margin-bottom="0.1965in" table:align="margins"/>
    </style:style>
    <style:style style:name="Table22.A" style:family="table-column">
      <style:table-column-properties style:column-width="2.691in" style:rel-column-width="29851*"/>
    </style:style>
    <style:style style:name="Table22.B" style:family="table-column">
      <style:table-column-properties style:column-width="3.2174in" style:rel-column-width="35684*"/>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17" style:family="table">
      <style:table-properties style:width="5.9083in" fo:margin-left="0in" fo:margin-right="-0.0028in" fo:margin-top="0.1965in" fo:margin-bottom="0.1965in" table:align="margins"/>
    </style:style>
    <style:style style:name="Table17.A" style:family="table-column">
      <style:table-column-properties style:column-width="2.7618in" style:rel-column-width="30637*"/>
    </style:style>
    <style:style style:name="Table17.B" style:family="table-column">
      <style:table-column-properties style:column-width="3.1465in" style:rel-column-width="3489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5.9125in" fo:margin-left="0in" fo:margin-right="-0.0069in" fo:margin-top="0.1965in" fo:margin-bottom="0.1965in" table:align="margins"/>
    </style:style>
    <style:style style:name="Table18.A" style:family="table-column">
      <style:table-column-properties style:column-width="1.8056in" style:rel-column-width="20012*"/>
    </style:style>
    <style:style style:name="Table18.B" style:family="table-column">
      <style:table-column-properties style:column-width="1.1229in" style:rel-column-width="12443*"/>
    </style:style>
    <style:style style:name="Table18.C" style:family="table-column">
      <style:table-column-properties style:column-width="2.9847in" style:rel-column-width="33080*"/>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3" style:family="table">
      <style:table-properties style:width="5.9056in" fo:margin-top="0.1576in" fo:margin-bottom="0.1576in" fo:break-before="auto" fo:break-after="auto" table:align="margins"/>
    </style:style>
    <style:style style:name="Table3.A" style:family="table-column">
      <style:table-column-properties style:column-width="1.4264in" style:rel-column-width="15830*"/>
    </style:style>
    <style:style style:name="Table3.B" style:family="table-column">
      <style:table-column-properties style:column-width="2.125in" style:rel-column-width="23584*"/>
    </style:style>
    <style:style style:name="Table3.C" style:family="table-column">
      <style:table-column-properties style:column-width="2.3542in" style:rel-column-width="26121*"/>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5" style:family="table">
      <style:table-properties style:width="5.9056in" fo:margin-top="0.1576in" fo:margin-bottom="0.1576in" table:align="margins"/>
    </style:style>
    <style:style style:name="Table5.A" style:family="table-column">
      <style:table-column-properties style:column-width="1.6563in" style:rel-column-width="18376*"/>
    </style:style>
    <style:style style:name="Table5.B" style:family="table-column">
      <style:table-column-properties style:column-width="0.741in" style:rel-column-width="8224*"/>
    </style:style>
    <style:style style:name="Table5.C" style:family="table-column">
      <style:table-column-properties style:column-width="3.5083in" style:rel-column-width="3893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ella4" style:family="table">
      <style:table-properties style:width="5.9056in" fo:margin-top="0.1576in" fo:margin-bottom="0.1576in" table:align="margins"/>
    </style:style>
    <style:style style:name="Tabella4.A" style:family="table-column">
      <style:table-column-properties style:column-width="1.6875in" style:rel-column-width="18723*"/>
    </style:style>
    <style:style style:name="Tabella4.B" style:family="table-column">
      <style:table-column-properties style:column-width="0.7201in" style:rel-column-width="7993*"/>
    </style:style>
    <style:style style:name="Tabella4.C" style:family="table-column">
      <style:table-column-properties style:column-width="3.4979in" style:rel-column-width="38819*"/>
    </style:style>
    <style:style style:name="Tabella4.A1" style:family="table-cell">
      <style:table-cell-properties fo:padding="0.0382in" fo:border-left="0.0007in solid #000000" fo:border-right="none" fo:border-top="0.0007in solid #000000" fo:border-bottom="0.0007in solid #000000"/>
    </style:style>
    <style:style style:name="Tabella4.C1" style:family="table-cell">
      <style:table-cell-properties fo:padding="0.0382in" fo:border="0.0007in solid #000000"/>
    </style:style>
    <style:style style:name="Tabella4.A2" style:family="table-cell">
      <style:table-cell-properties fo:padding="0.0382in" fo:border-left="0.0007in solid #000000" fo:border-right="none" fo:border-top="none" fo:border-bottom="0.0007in solid #000000"/>
    </style:style>
    <style:style style:name="Tabella4.C2" style:family="table-cell">
      <style:table-cell-properties fo:padding="0.0382in" fo:border-left="0.0007in solid #000000" fo:border-right="0.0007in solid #000000" fo:border-top="none" fo:border-bottom="0.0007in solid #000000"/>
    </style:style>
    <style:style style:name="Tabella5" style:family="table">
      <style:table-properties style:width="5.9056in" fo:margin-top="0.1576in" fo:margin-bottom="0.1576in" table:align="margins"/>
    </style:style>
    <style:style style:name="Tabella5.A" style:family="table-column">
      <style:table-column-properties style:column-width="1.6972in" style:rel-column-width="18838*"/>
    </style:style>
    <style:style style:name="Tabella5.B" style:family="table-column">
      <style:table-column-properties style:column-width="0.7097in" style:rel-column-width="7877*"/>
    </style:style>
    <style:style style:name="Tabella5.C" style:family="table-column">
      <style:table-column-properties style:column-width="3.4979in" style:rel-column-width="38820*"/>
    </style:style>
    <style:style style:name="Tabella5.A1" style:family="table-cell">
      <style:table-cell-properties fo:padding="0.0382in" fo:border-left="0.0007in solid #000000" fo:border-right="none" fo:border-top="0.0007in solid #000000" fo:border-bottom="0.0007in solid #000000"/>
    </style:style>
    <style:style style:name="Tabella5.C1" style:family="table-cell">
      <style:table-cell-properties fo:padding="0.0382in" fo:border="0.0007in solid #000000"/>
    </style:style>
    <style:style style:name="Tabella5.A2" style:family="table-cell">
      <style:table-cell-properties fo:padding="0.0382in" fo:border-left="0.0007in solid #000000" fo:border-right="none" fo:border-top="none" fo:border-bottom="0.0007in solid #000000"/>
    </style:style>
    <style:style style:name="Tabella5.C2" style:family="table-cell">
      <style:table-cell-properties fo:padding="0.0382in" fo:border-left="0.0007in solid #000000" fo:border-right="0.0007in solid #000000" fo:border-top="none" fo:border-bottom="0.0007in solid #000000"/>
    </style:style>
    <style:style style:name="Tabella6" style:family="table">
      <style:table-properties style:width="5.9056in" fo:margin-top="0.1576in" fo:margin-bottom="0.1576in" table:align="margins"/>
    </style:style>
    <style:style style:name="Tabella6.A" style:family="table-column">
      <style:table-column-properties style:column-width="2.0826in" style:rel-column-width="23114*"/>
    </style:style>
    <style:style style:name="Tabella6.B" style:family="table-column">
      <style:table-column-properties style:column-width="0.6264in" style:rel-column-width="6951*"/>
    </style:style>
    <style:style style:name="Tabella6.C" style:family="table-column">
      <style:table-column-properties style:column-width="3.1965in" style:rel-column-width="35470*"/>
    </style:style>
    <style:style style:name="Tabella6.A1" style:family="table-cell">
      <style:table-cell-properties fo:padding="0.0382in" fo:border-left="0.0007in solid #000000" fo:border-right="none" fo:border-top="0.0007in solid #000000" fo:border-bottom="0.0007in solid #000000"/>
    </style:style>
    <style:style style:name="Tabella6.C1" style:family="table-cell">
      <style:table-cell-properties fo:padding="0.0382in" fo:border="0.0007in solid #000000"/>
    </style:style>
    <style:style style:name="Tabella6.A2" style:family="table-cell">
      <style:table-cell-properties fo:padding="0.0382in" fo:border-left="0.0007in solid #000000" fo:border-right="none" fo:border-top="none" fo:border-bottom="0.0007in solid #000000"/>
    </style:style>
    <style:style style:name="Tabella6.C2" style:family="table-cell">
      <style:table-cell-properties fo:padding="0.0382in" fo:border-left="0.0007in solid #000000" fo:border-right="0.0007in solid #000000" fo:border-top="none" fo:border-bottom="0.0007in solid #000000"/>
    </style:style>
    <style:style style:name="Tabella7" style:family="table">
      <style:table-properties style:width="5.9056in" fo:margin-top="0.1576in" fo:margin-bottom="0.1576in" table:align="margins"/>
    </style:style>
    <style:style style:name="Tabella7.A" style:family="table-column">
      <style:table-column-properties style:column-width="1.5097in" style:rel-column-width="16757*"/>
    </style:style>
    <style:style style:name="Tabella7.B" style:family="table-column">
      <style:table-column-properties style:column-width="0.6368in" style:rel-column-width="7068*"/>
    </style:style>
    <style:style style:name="Tabella7.C" style:family="table-column">
      <style:table-column-properties style:column-width="3.7583in" style:rel-column-width="41710*"/>
    </style:style>
    <style:style style:name="Tabella7.A1" style:family="table-cell">
      <style:table-cell-properties fo:padding="0.0382in" fo:border-left="0.0007in solid #000000" fo:border-right="none" fo:border-top="0.0007in solid #000000" fo:border-bottom="0.0007in solid #000000"/>
    </style:style>
    <style:style style:name="Tabella7.C1" style:family="table-cell">
      <style:table-cell-properties fo:padding="0.0382in" fo:border="0.0007in solid #000000"/>
    </style:style>
    <style:style style:name="Tabella7.A2" style:family="table-cell">
      <style:table-cell-properties fo:padding="0.0382in" fo:border-left="0.0007in solid #000000" fo:border-right="none" fo:border-top="none" fo:border-bottom="0.0007in solid #000000"/>
    </style:style>
    <style:style style:name="Tabella7.C2" style:family="table-cell">
      <style:table-cell-properties fo:padding="0.0382in" fo:border-left="0.0007in solid #000000" fo:border-right="0.0007in solid #000000" fo:border-top="none" fo:border-bottom="0.0007in solid #000000"/>
    </style:style>
    <style:style style:name="Table6" style:family="table">
      <style:table-properties style:width="5.9083in" fo:margin-left="0in" fo:margin-right="-0.0028in" fo:margin-top="0.1576in" fo:margin-bottom="0.1576in" table:align="margins"/>
    </style:style>
    <style:style style:name="Table6.A" style:family="table-column">
      <style:table-column-properties style:column-width="3.5681in" style:rel-column-width="39578*"/>
    </style:style>
    <style:style style:name="Table6.B" style:family="table-column">
      <style:table-column-properties style:column-width="2.3403in" style:rel-column-width="2595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8" style:family="table">
      <style:table-properties style:width="5.9083in" fo:margin-left="0in" fo:margin-right="-0.0028in" fo:margin-top="0.1576in" fo:margin-bottom="0.1576in" table:align="margins"/>
    </style:style>
    <style:style style:name="Table8.A" style:family="table-column">
      <style:table-column-properties style:column-width="4.0417in" style:rel-column-width="44832*"/>
    </style:style>
    <style:style style:name="Table8.B" style:family="table-column">
      <style:table-column-properties style:column-width="1.8667in" style:rel-column-width="20703*"/>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2" style:family="table">
      <style:table-properties style:width="5.9083in" fo:margin-left="0in" fo:margin-right="-0.0028in" fo:margin-top="0.1576in" fo:margin-bottom="0.1576in" table:align="margins"/>
    </style:style>
    <style:style style:name="Table12.A" style:family="table-column">
      <style:table-column-properties style:column-width="2.384in" style:rel-column-width="26446*"/>
    </style:style>
    <style:style style:name="Table12.B" style:family="table-column">
      <style:table-column-properties style:column-width="3.5243in" style:rel-column-width="39089*"/>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5.9083in" fo:margin-left="0in" fo:margin-right="-0.0028in" fo:margin-top="0.1576in" fo:margin-bottom="0.1576in" table:align="margins"/>
    </style:style>
    <style:style style:name="Table13.A" style:family="table-column">
      <style:table-column-properties style:column-width="2.5326in" style:rel-column-width="28095*"/>
    </style:style>
    <style:style style:name="Table13.B" style:family="table-column">
      <style:table-column-properties style:column-width="3.3757in" style:rel-column-width="37440*"/>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5" style:family="table">
      <style:table-properties style:width="5.9229in" fo:margin-left="-0.0146in" fo:margin-right="-0.0028in" fo:margin-top="0.1576in" fo:margin-bottom="0.1576in" table:align="margins"/>
    </style:style>
    <style:style style:name="Table15.A" style:family="table-column">
      <style:table-column-properties style:column-width="2.966in" style:rel-column-width="32817*"/>
    </style:style>
    <style:style style:name="Table15.B" style:family="table-column">
      <style:table-column-properties style:column-width="2.9569in" style:rel-column-width="3271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32pt" fo:language="en" fo:country="US" fo:font-weight="bold" style:font-size-asian="18pt" style:language-asian="none" style:country-asian="none" style:font-weight-asian="bold"/>
    </style:style>
    <style:style style:name="P2" style:family="paragraph" style:parent-style-name="Standard">
      <style:paragraph-properties fo:line-height="150%"/>
      <style:text-properties fo:font-size="18pt" fo:language="en" fo:country="US" fo:font-weight="normal" style:font-size-asian="18pt" style:font-weight-asian="bold"/>
    </style:style>
    <style:style style:name="P3" style:family="paragraph" style:parent-style-name="Standard">
      <style:text-properties fo:font-size="8pt" fo:language="it" fo:country="I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5.9055in" style:type="right" style:leader-style="dotted" style:leader-text="."/>
        </style:tab-stops>
      </style:paragraph-properties>
    </style:style>
    <style:style style:name="P6" style:family="paragraph" style:parent-style-name="Contents_20_2">
      <style:paragraph-properties>
        <style:tab-stops>
          <style:tab-stop style:position="5.9055in" style:type="right" style:leader-style="dotted" style:leader-text="."/>
        </style:tab-stops>
      </style:paragraph-properties>
    </style:style>
    <style:style style:name="P7" style:family="paragraph" style:parent-style-name="Standard">
      <style:text-properties style:font-name="Arial5" fo:font-size="10pt" fo:language="en" fo:country="US" style:font-name-asian="Arial5" style:font-size-asian="10pt" style:font-name-complex="Arial5" style:font-size-complex="10pt"/>
    </style:style>
    <style:style style:name="P8" style:family="paragraph" style:parent-style-name="Heading_20_1">
      <style:paragraph-properties fo:break-before="page"/>
    </style:style>
    <style:style style:name="P9" style:family="paragraph" style:parent-style-name="Standard">
      <style:paragraph-properties fo:text-align="justify" style:justify-single-word="false"/>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4">
      <style:text-properties fo:color="#800000" style:text-underline-style="solid" style:text-underline-width="auto" style:text-underline-color="font-color"/>
    </style:style>
    <style:style style:name="P14" style:family="paragraph" style:parent-style-name="Heading_20_3">
      <style:paragraph-properties fo:break-before="page"/>
    </style:style>
    <style:style style:name="P15" style:family="paragraph" style:parent-style-name="Standard" style:list-style-name="L5"/>
    <style:style style:name="P16" style:family="paragraph" style:parent-style-name="Standard">
      <style:text-properties fo:language="en" fo:country="US"/>
    </style:style>
    <style:style style:name="P17" style:family="paragraph" style:parent-style-name="Standard" style:list-style-name="L6">
      <style:text-properties fo:language="en" fo:country="US"/>
    </style:style>
    <style:style style:name="P18" style:family="paragraph" style:parent-style-name="Standard" style:list-style-name="L7"/>
    <style:style style:name="P19" style:family="paragraph" style:parent-style-name="Standard" style:list-style-name="L8"/>
    <style:style style:name="P20" style:family="paragraph" style:parent-style-name="Table_20_Heading">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Heading_20_3">
      <style:text-properties fo:background-color="transparent"/>
    </style:style>
    <style:style style:name="P23" style:family="paragraph" style:parent-style-name="Standard" style:list-style-name="L9"/>
    <style:style style:name="P24" style:family="paragraph" style:parent-style-name="Standard">
      <style:text-properties fo:background-color="#ffff00"/>
    </style:style>
    <style:style style:name="P25" style:family="paragraph" style:parent-style-name="Heading_20_3">
      <style:text-properties fo:background-color="#ffff00"/>
    </style:style>
    <style:style style:name="P26" style:family="paragraph" style:parent-style-name="Standard" style:list-style-name="L10"/>
    <style:style style:name="P27" style:family="paragraph" style:parent-style-name="Standard">
      <style:text-properties fo:color="#800000" style:text-underline-style="solid" style:text-underline-width="auto" style:text-underline-color="font-color"/>
    </style:style>
    <style:style style:name="P28" style:family="paragraph" style:parent-style-name="Standard">
      <style:text-properties fo:color="#800000" style:text-underline-style="solid" style:text-underline-width="auto" style:text-underline-color="font-color" fo:background-color="#ffff00"/>
    </style:style>
    <style:style style:name="P29" style:family="paragraph" style:parent-style-name="Standard">
      <style:text-properties fo:font-style="normal" style:font-style-asian="normal" style:font-style-complex="normal"/>
    </style:style>
    <style:style style:name="P30" style:family="paragraph" style:parent-style-name="Standard" style:list-style-name="L11"/>
    <style:style style:name="P31" style:family="paragraph" style:parent-style-name="Standard" style:list-style-name="L12"/>
    <style:style style:name="P32" style:family="paragraph" style:parent-style-name="Standard" style:list-style-name="L13">
      <style:paragraph-properties fo:margin-left="0.5902in" fo:margin-right="0in" fo:text-indent="0in" style:auto-text-indent="false"/>
    </style:style>
    <style:style style:name="P33" style:family="paragraph" style:parent-style-name="Standard" style:list-style-name="L13">
      <style:paragraph-properties fo:margin-left="0in" fo:margin-right="0in" fo:text-indent="0in" style:auto-text-indent="false"/>
    </style:style>
    <style:style style:name="P34" style:family="paragraph" style:parent-style-name="Standard">
      <style:paragraph-properties fo:margin-left="0in" fo:margin-right="0in" fo:text-indent="0in" style:auto-text-indent="false"/>
    </style:style>
    <style:style style:name="P35" style:family="paragraph" style:parent-style-name="Standard">
      <style:paragraph-properties fo:margin-left="0in" fo:margin-right="0in" fo:text-indent="0in" style:auto-text-indent="false"/>
      <style:text-properties fo:background-color="transparent"/>
    </style:style>
    <style:style style:name="P36" style:family="paragraph" style:parent-style-name="Table_20_Contents">
      <style:text-properties fo:font-size="10pt" style:font-size-asian="10pt" style:font-size-complex="10pt"/>
    </style:style>
    <style:style style:name="P37" style:family="paragraph" style:parent-style-name="Table_20_Contents">
      <style:text-properties fo:font-size="10pt" fo:language="none" fo:country="none" style:font-size-asian="10pt" style:font-size-complex="10pt"/>
    </style:style>
    <style:style style:name="P38" style:family="paragraph" style:parent-style-name="Table_20_Contents">
      <style:text-properties fo:background-color="transparent"/>
    </style:style>
    <style:style style:name="P39"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40" style:family="paragraph" style:parent-style-name="Standard">
      <style:text-properties fo:font-size="10pt" style:font-size-asian="10pt" style:font-size-complex="10pt"/>
    </style:style>
    <style:style style:name="P41" style:family="paragraph" style:parent-style-name="Standard">
      <style:text-properties fo:color="#800000" fo:font-size="10pt" style:text-underline-style="solid" style:text-underline-width="auto" style:text-underline-color="font-color" style:font-size-asian="10pt" style:font-size-complex="10pt"/>
    </style:style>
    <style:style style:name="P42" style:family="paragraph" style:parent-style-name="Table_20_Contents">
      <style:text-properties fo:color="#800000" style:text-underline-style="solid" style:text-underline-width="auto" style:text-underline-color="font-color"/>
    </style:style>
    <style:style style:name="P43" style:family="paragraph" style:parent-style-name="Table_20_Contents">
      <style:paragraph-properties style:text-autospace="none"/>
      <style:text-properties fo:font-size="10pt" fo:language="none" fo:country="none" style:font-size-asian="10pt" style:font-size-complex="10pt"/>
    </style:style>
    <style:style style:name="P44" style:family="paragraph" style:parent-style-name="Table_20_Contents">
      <style:text-properties style:font-name="Arial1" fo:font-weight="normal" style:font-weight-asian="normal" style:font-weight-complex="normal"/>
    </style:style>
    <style:style style:name="P45" style:family="paragraph" style:parent-style-name="Table_20_Contents">
      <style:paragraph-properties style:text-autospace="none"/>
      <style:text-properties fo:font-size="10pt" fo:language="none" fo:country="none" fo:background-color="transparent" style:font-size-asian="10pt" style:font-size-complex="10pt"/>
    </style:style>
    <style:style style:name="P46" style:family="paragraph" style:parent-style-name="Table_20_Contents">
      <style:paragraph-properties style:text-autospace="none"/>
      <style:text-properties fo:font-size="10pt" fo:language="none" fo:country="none" fo:background-color="#ffff00" style:font-size-asian="10pt" style:font-size-complex="10pt"/>
    </style:style>
    <style:style style:name="P47" style:family="paragraph" style:parent-style-name="Standard">
      <style:text-properties fo:font-weight="normal" style:font-weight-asian="normal" style:font-weight-complex="normal"/>
    </style:style>
    <style:style style:name="P48" style:family="paragraph" style:parent-style-name="Standard">
      <style:text-properties fo:background-color="transparent"/>
    </style:style>
    <style:style style:name="P49" style:family="paragraph" style:parent-style-name="Table_20_Contents">
      <style:paragraph-properties fo:background-color="transparent">
        <style:background-image/>
      </style:paragraph-properties>
      <style:text-properties fo:background-color="transparent"/>
    </style:style>
    <style:style style:name="P50" style:family="paragraph" style:parent-style-name="Table_20_Contents">
      <style:paragraph-properties fo:keep-with-next="always"/>
    </style:style>
    <style:style style:name="P51" style:family="paragraph" style:parent-style-name="Table_20_Contents">
      <style:text-properties fo:color="#800000" style:text-underline-style="solid" style:text-underline-width="auto" style:text-underline-color="font-color" fo:background-color="transparent"/>
    </style:style>
    <style:style style:name="P52"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53" style:family="paragraph" style:parent-style-name="Standard">
      <style:paragraph-properties fo:text-align="start" style:justify-single-word="false"/>
    </style:style>
    <style:style style:name="P54" style:family="paragraph" style:parent-style-name="Standard">
      <style:text-properties fo:font-size="10pt" fo:language="none" fo:country="none" style:font-size-asian="10pt" style:font-size-complex="10pt"/>
    </style:style>
    <style:style style:name="P55" style:family="paragraph" style:parent-style-name="Standard" style:list-style-name="L14"/>
    <style:style style:name="P56" style:family="paragraph" style:parent-style-name="Code" style:list-style-name="L15">
      <style:text-properties fo:color="#800000" style:text-underline-style="solid" style:text-underline-width="auto" style:text-underline-color="font-color"/>
    </style:style>
    <style:style style:name="P57" style:family="paragraph" style:parent-style-name="Code">
      <style:paragraph-properties fo:background-color="transparent">
        <style:background-image/>
      </style:paragraph-properties>
    </style:style>
    <style:style style:name="P58" style:family="paragraph" style:parent-style-name="Code">
      <style:paragraph-properties fo:background-color="transparent">
        <style:background-image/>
      </style:paragraph-properties>
      <style:text-properties fo:background-color="transparent"/>
    </style:style>
    <style:style style:name="P59" style:family="paragraph" style:parent-style-name="Code" style:list-style-name="L16"/>
    <style:style style:name="P60" style:family="paragraph" style:parent-style-name="Code" style:list-style-name="L17"/>
    <style:style style:name="P61" style:family="paragraph" style:parent-style-name="Code" style:list-style-name="L15"/>
    <style:style style:name="P62" style:family="paragraph" style:parent-style-name="Standard" style:list-style-name="L18"/>
    <style:style style:name="P63" style:family="paragraph" style:parent-style-name="Standard">
      <style:text-properties fo:font-style="italic" style:font-style-asian="italic" style:font-style-complex="italic"/>
    </style:style>
    <style:style style:name="P64" style:family="paragraph" style:parent-style-name="Standard" style:list-style-name="L19"/>
    <style:style style:name="P65" style:family="paragraph" style:parent-style-name="Standard" style:list-style-name="L20">
      <style:paragraph-properties fo:margin-left="0.5902in" fo:margin-right="0in" fo:text-indent="0in" style:auto-text-indent="false"/>
      <style:text-properties fo:color="#800000" style:text-underline-style="solid" style:text-underline-width="auto" style:text-underline-color="font-color"/>
    </style:style>
    <style:style style:name="P66" style:family="paragraph" style:parent-style-name="Table_20_Contents" style:list-style-name="L21"/>
    <style:style style:name="P67" style:family="paragraph" style:parent-style-name="Table_20_Contents" style:list-style-name="L22"/>
    <style:style style:name="P68" style:family="paragraph" style:parent-style-name="Table_20_Contents" style:list-style-name="L23"/>
    <style:style style:name="P69" style:family="paragraph" style:parent-style-name="Table_20_Contents" style:list-style-name="L24"/>
    <style:style style:name="P70" style:family="paragraph" style:parent-style-name="Table_20_Contents" style:list-style-name="L25"/>
    <style:style style:name="P71" style:family="paragraph" style:parent-style-name="Standard" style:list-style-name="L26"/>
    <style:style style:name="P72" style:family="paragraph" style:parent-style-name="Standard" style:list-style-name="L27"/>
    <style:style style:name="P73" style:family="paragraph" style:parent-style-name="Standard" style:list-style-name="L28"/>
    <style:style style:name="P74" style:family="paragraph" style:parent-style-name="Standard" style:list-style-name="L29">
      <style:text-properties fo:font-weight="normal" style:font-weight-asian="normal" style:font-weight-complex="normal"/>
    </style:style>
    <style:style style:name="P75" style:family="paragraph" style:parent-style-name="Standard">
      <style:paragraph-properties fo:background-color="transparent">
        <style:background-image/>
      </style:paragraph-properties>
    </style:style>
    <style:style style:name="P76" style:family="paragraph" style:parent-style-name="Heading_20_2">
      <style:text-properties fo:background-color="transparent"/>
    </style:style>
    <style:style style:name="P77" style:family="paragraph" style:parent-style-name="Standard">
      <style:paragraph-properties fo:background-color="transparent">
        <style:background-image/>
      </style:paragraph-properties>
      <style:text-properties fo:background-color="transparent"/>
    </style:style>
    <style:style style:name="P78" style:family="paragraph" style:parent-style-name="Standard">
      <style:text-properties fo:font-weight="bold"/>
    </style:style>
    <style:style style:name="P79" style:family="paragraph" style:parent-style-name="Standard">
      <style:paragraph-properties fo:margin-left="0.3925in" fo:margin-right="0in" fo:text-indent="0in" style:auto-text-indent="false"/>
    </style:style>
    <style:style style:name="P80" style:family="paragraph" style:parent-style-name="Standard">
      <style:paragraph-properties fo:margin-left="0.3846in" fo:margin-right="0in" fo:text-indent="0in" style:auto-text-indent="false"/>
    </style:style>
    <style:style style:name="P81" style:family="paragraph" style:parent-style-name="Standard">
      <style:paragraph-properties fo:margin-left="0.0083in" fo:margin-right="0in" fo:text-indent="0in" style:auto-text-indent="false"/>
      <style:text-properties fo:font-weight="bold"/>
    </style:style>
    <style:style style:name="P82" style:family="paragraph" style:parent-style-name="Standard">
      <style:paragraph-properties fo:margin-left="0.3925in" fo:margin-right="0in" fo:text-indent="0in" style:auto-text-indent="false"/>
      <style:text-properties style:font-name="Arial5" fo:font-size="10pt" style:font-name-asian="Arial5" style:font-size-asian="12pt" style:font-name-complex="Arial5" style:font-size-complex="12pt"/>
    </style:style>
    <style:style style:name="P83"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84" style:family="paragraph" style:parent-style-name="Standard">
      <style:paragraph-properties fo:margin-left="0.3925in" fo:margin-right="0in" fo:text-indent="0in" style:auto-text-indent="false" style:text-autospace="none"/>
      <style:text-properties style:font-name="Arial5" fo:font-size="10pt" style:font-name-asian="Arial5" style:font-size-asian="12pt" style:font-name-complex="Arial5" style:font-size-complex="12pt"/>
    </style:style>
    <style:style style:name="P85" style:family="paragraph" style:parent-style-name="Standard">
      <style:paragraph-properties fo:margin-left="0.3846in" fo:margin-right="0in" fo:text-indent="0in" style:auto-text-indent="false" style:text-autospace="none"/>
      <style:text-properties style:font-name="Arial5" fo:font-size="10pt" fo:language="en" fo:country="US" style:font-name-asian="Arial5" style:font-size-asian="12pt" style:font-name-complex="Arial5" style:font-size-complex="12pt"/>
    </style:style>
    <style:style style:name="P86" style:family="paragraph" style:parent-style-name="Heading_20_2">
      <style:paragraph-properties fo:break-before="page"/>
    </style:style>
    <style:style style:name="P87" style:family="paragraph" style:parent-style-name="Standard">
      <style:paragraph-properties fo:margin-left="0in" fo:margin-right="0in" fo:text-indent="0in" style:auto-text-indent="false" style:text-autospace="none"/>
      <style:text-properties style:font-name="Arial5" fo:font-size="10pt" fo:language="en" fo:country="US" style:font-name-asian="Arial5" style:font-size-asian="12pt" style:font-name-complex="Arial5" style:font-size-complex="12pt"/>
    </style:style>
    <style:style style:name="P88" style:family="paragraph" style:parent-style-name="Index_20_Heading" style:master-page-name="First_20_Page"/>
    <style:style style:name="T1" style:family="text" style:parent-style-name="Strong_20_Emphasis">
      <style:text-properties fo:font-size="10pt" fo:language="en" fo:country="US" fo:font-weight="normal" style:font-size-asian="10pt" style:font-weight-asian="bold" style:font-size-complex="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color="#800000"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9"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0" style:family="text">
      <style:text-properties fo:background-color="#ffff00"/>
    </style:style>
    <style:style style:name="T11" style:family="text">
      <style:text-properties fo:font-weight="normal" style:font-weight-asian="normal" style:font-weight-complex="normal"/>
    </style:style>
    <style:style style:name="T12" style:family="text">
      <style:text-properties fo:background-color="transparent"/>
    </style:style>
    <style:style style:name="T13" style:family="text">
      <style:text-properties fo:font-size="10pt" fo:language="none" fo:country="none" style:font-size-asian="10pt" style:font-size-complex="10pt"/>
    </style:style>
    <style:style style:name="T14" style:family="text">
      <style:text-properties style:font-name="Arial5" fo:font-size="10pt" fo:font-style="italic" style:font-name-asian="Arial5" style:font-size-asian="10pt" style:font-name-complex="Arial5" style:font-size-complex="10pt"/>
    </style:style>
    <style:style style:name="T15" style:family="text">
      <style:text-properties fo:font-size="10pt"/>
    </style:style>
    <style:style style:name="T16" style:family="text">
      <style:text-properties style:font-name="Arial5" fo:font-size="10pt" style:font-name-asian="Arial5" style:font-size-asian="12pt" style:font-name-complex="Arial5" style:font-size-complex="12pt"/>
    </style:style>
    <style:style style:name="T17" style:family="text">
      <style:text-properties style:font-name="Arial5" fo:font-size="12pt" style:font-name-asian="Arial5" style:font-size-asian="12pt" style:font-name-complex="Arial5" style:font-size-complex="12pt"/>
    </style:style>
    <style:style style:name="T18" style:family="text">
      <style:text-properties style:font-name="Courier" fo:font-size="10pt" style:font-name-asian="Courier" style:font-size-asian="12pt" style:font-name-complex="Courier" style:font-size-complex="12pt"/>
    </style:style>
    <style:style style:name="T19" style:family="text">
      <style:text-properties style:font-name="Courier" style:font-name-asian="Courier" style:font-name-complex="Courier"/>
    </style:style>
    <style:style style:name="fr1" style:family="graphic" style:parent-style-name="Frame">
      <style:graphic-properties fo:margin-top="0.1965in" fo:margin-bottom="0.1965in" style:wrap="none" style:vertical-pos="from-top" style:vertical-rel="paragraph" style:horizontal-pos="center" style:horizontal-rel="paragraph"/>
    </style:style>
    <style:style style:name="fr2" style:family="graphic" style:parent-style-name="OL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1575in" style:run-through="foreground" style:wrap="none" style:vertical-pos="from-top" style:vertical-rel="paragraph" style:horizontal-pos="from-left" style:horizontal-rel="paragraph" fo:padding="0in" fo:border="none" style:shadow="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7" style:family="graphic" style:parent-style-name="Frame">
      <style:graphic-properties fo:margin-top="0.1575in" fo:margin-bottom="0.1575in" style:wrap="none" style:vertical-pos="from-top" style:vertical-rel="paragraph" style:horizontal-pos="center" style:horizontal-rel="paragraph"/>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100%" fo:padding="0in" fo:border="none" style:shadow="none">
        <style:background-image/>
      </style:graphic-properties>
    </style:style>
    <style:style style:name="fr9" style:family="graphic" style:parent-style-name="Frame">
      <style:graphic-properties fo:margin-left="0in" fo:margin-right="0in" fo:margin-top="0in" fo:margin-bottom="0.1575in" style:run-through="foreground" style:wrap="none" style:vertical-pos="from-top" style:vertical-rel="paragraph" style:horizontal-pos="center" style:horizontal-rel="paragraph" fo:padding="0in" fo:border="none" style:shadow="none"/>
    </style:style>
    <style:style style:name="fr10" style:family="graphic" style:parent-style-name="Frame">
      <style:graphic-properties fo:margin-top="0.1575in" fo:margin-bottom="0.1575in" style:wrap="none" style:vertical-pos="from-top" style:vertical-rel="paragraph" style:horizontal-pos="from-left" style:horizontal-rel="paragraph"/>
    </style:style>
    <style:style style:name="fr11" style:family="graphic" style:parent-style-name="OL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12" style:family="graphic" style:parent-style-name="Frame">
      <style:graphic-properties fo:margin-top="0in" fo:margin-bottom="0.1575in" style:wrap="none" style:vertical-pos="from-top" style:vertical-rel="paragraph" style:horizontal-pos="from-left" style:horizontal-rel="paragraph"/>
    </style:style>
    <style:style style:name="fr13" style:family="graphic" style:parent-style-name="Frame">
      <style:graphic-properties fo:margin-top="0in" fo:margin-bottom="0.1575in" style:run-through="foreground" style:wrap="parallel" style:number-wrapped-paragraphs="no-limit" style:vertical-pos="from-top" style:vertical-rel="paragraph" style:horizontal-pos="center" style:horizontal-rel="paragraph"/>
    </style:style>
    <style:style style:name="fr14" style:family="graphic" style:parent-style-name="Frame">
      <style:graphic-properties fo:margin-top="0in" fo:margin-bottom="0.1575in" style:run-through="foreground" style:wrap="none" style:vertical-pos="from-top" style:vertical-rel="paragraph" style:horizontal-pos="center" style:horizontal-rel="paragraph"/>
    </style:style>
    <style:style style:name="fr15" style:family="graphic" style:parent-style-name="OL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suffix=". " style:num-format="1">
        <style:list-level-properties text:min-label-width="0.25in"/>
      </text:list-level-style-number>
      <text:list-level-style-number text:level="2" style:num-suffix=". " style:num-format="1" text:display-levels="2">
        <style:list-level-properties text:min-label-width="0.25in"/>
      </text:list-level-style-number>
      <text:list-level-style-number text:level="3" style:num-suffix=". " style:num-format="1" text:display-levels="3">
        <style:list-level-properties text:min-label-width="0.252in"/>
      </text:list-level-style-number>
      <text:list-level-style-number text:level="4" style:num-suffix=". " style:num-format="1" text:display-levels="4">
        <style:list-level-properties text:min-label-width="0.252in"/>
      </text:list-level-style-number>
      <text:list-level-style-number text:level="5" style:num-format="">
        <style:list-level-properties text:min-label-width="0.25in"/>
      </text:list-level-style-number>
      <text:list-level-style-number text:level="6" style:num-suffix="." style:num-format="i">
        <style:list-level-properties text:min-label-width="0.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71in" text:min-label-width="0.25in"/>
        <style:text-properties style:font-name="StarSymbol"/>
      </text:list-level-style-bullet>
      <text:list-level-style-bullet text:level="3" text:style-name="Bullet_20_Symbols" style:num-suffix="." text:bullet-char="–">
        <style:list-level-properties text:space-before="0.4138in" text:min-label-width="0.25in"/>
        <style:text-properties style:font-name="StarSymbol"/>
      </text:list-level-style-bullet>
      <text:list-level-style-bullet text:level="4" text:style-name="Bullet_20_Symbols" style:num-suffix="." text:bullet-char="–">
        <style:list-level-properties text:space-before="0.6209in" text:min-label-width="0.25in"/>
        <style:text-properties style:font-name="StarSymbol"/>
      </text:list-level-style-bullet>
      <text:list-level-style-bullet text:level="5" text:style-name="Bullet_20_Symbols" style:num-suffix="." text:bullet-char="–">
        <style:list-level-properties text:space-before="0.828in" text:min-label-width="0.25in"/>
        <style:text-properties style:font-name="StarSymbol"/>
      </text:list-level-style-bullet>
      <text:list-level-style-bullet text:level="6" text:style-name="Bullet_20_Symbols" style:num-suffix="." text:bullet-char="–">
        <style:list-level-properties text:space-before="1.0346in" text:min-label-width="0.25in"/>
        <style:text-properties style:font-name="StarSymbol"/>
      </text:list-level-style-bullet>
      <text:list-level-style-bullet text:level="7" text:style-name="Bullet_20_Symbols" style:num-suffix="." text:bullet-char="–">
        <style:list-level-properties text:space-before="1.2417in" text:min-label-width="0.25in"/>
        <style:text-properties style:font-name="StarSymbol"/>
      </text:list-level-style-bullet>
      <text:list-level-style-bullet text:level="8" text:style-name="Bullet_20_Symbols" style:num-suffix="." text:bullet-char="–">
        <style:list-level-properties text:space-before="1.4484in" text:min-label-width="0.25in"/>
        <style:text-properties style:font-name="StarSymbol"/>
      </text:list-level-style-bullet>
      <text:list-level-style-bullet text:level="9" text:style-name="Bullet_20_Symbols" style:num-suffix="." text:bullet-char="–">
        <style:list-level-properties text:space-before="1.6555in" text:min-label-width="0.25in"/>
        <style:text-properties style:font-name="StarSymbol"/>
      </text:list-level-style-bullet>
      <text:list-level-style-bullet text:level="10" text:style-name="Bullet_20_Symbols" style:num-suffix="." text:bullet-char="–">
        <style:list-level-properties text:space-before="1.8626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71in" text:min-label-width="0.25in"/>
        <style:text-properties style:font-name="StarSymbol"/>
      </text:list-level-style-bullet>
      <text:list-level-style-bullet text:level="3" text:style-name="Bullet_20_Symbols" style:num-suffix="." text:bullet-char="–">
        <style:list-level-properties text:space-before="0.4138in" text:min-label-width="0.25in"/>
        <style:text-properties style:font-name="StarSymbol"/>
      </text:list-level-style-bullet>
      <text:list-level-style-bullet text:level="4" text:style-name="Bullet_20_Symbols" style:num-suffix="." text:bullet-char="–">
        <style:list-level-properties text:space-before="0.6209in" text:min-label-width="0.25in"/>
        <style:text-properties style:font-name="StarSymbol"/>
      </text:list-level-style-bullet>
      <text:list-level-style-bullet text:level="5" text:style-name="Bullet_20_Symbols" style:num-suffix="." text:bullet-char="–">
        <style:list-level-properties text:space-before="0.828in" text:min-label-width="0.25in"/>
        <style:text-properties style:font-name="StarSymbol"/>
      </text:list-level-style-bullet>
      <text:list-level-style-bullet text:level="6" text:style-name="Bullet_20_Symbols" style:num-suffix="." text:bullet-char="–">
        <style:list-level-properties text:space-before="1.0346in" text:min-label-width="0.25in"/>
        <style:text-properties style:font-name="StarSymbol"/>
      </text:list-level-style-bullet>
      <text:list-level-style-bullet text:level="7" text:style-name="Bullet_20_Symbols" style:num-suffix="." text:bullet-char="–">
        <style:list-level-properties text:space-before="1.2417in" text:min-label-width="0.25in"/>
        <style:text-properties style:font-name="StarSymbol"/>
      </text:list-level-style-bullet>
      <text:list-level-style-bullet text:level="8" text:style-name="Bullet_20_Symbols" style:num-suffix="." text:bullet-char="–">
        <style:list-level-properties text:space-before="1.4484in" text:min-label-width="0.25in"/>
        <style:text-properties style:font-name="StarSymbol"/>
      </text:list-level-style-bullet>
      <text:list-level-style-bullet text:level="9" text:style-name="Bullet_20_Symbols" style:num-suffix="." text:bullet-char="–">
        <style:list-level-properties text:space-before="1.6555in" text:min-label-width="0.25in"/>
        <style:text-properties style:font-name="StarSymbol"/>
      </text:list-level-style-bullet>
      <text:list-level-style-bullet text:level="10" text:style-name="Bullet_20_Symbols" style:num-suffix="." text:bullet-char="–">
        <style:list-level-properties text:space-before="1.8626in" text:min-label-width="0.25in"/>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71in" text:min-label-width="0.25in"/>
        <style:text-properties style:font-name="StarSymbol"/>
      </text:list-level-style-bullet>
      <text:list-level-style-bullet text:level="3" text:style-name="Bullet_20_Symbols" style:num-suffix="." text:bullet-char="–">
        <style:list-level-properties text:space-before="0.4138in" text:min-label-width="0.25in"/>
        <style:text-properties style:font-name="StarSymbol"/>
      </text:list-level-style-bullet>
      <text:list-level-style-bullet text:level="4" text:style-name="Bullet_20_Symbols" style:num-suffix="." text:bullet-char="–">
        <style:list-level-properties text:space-before="0.6209in" text:min-label-width="0.25in"/>
        <style:text-properties style:font-name="StarSymbol"/>
      </text:list-level-style-bullet>
      <text:list-level-style-bullet text:level="5" text:style-name="Bullet_20_Symbols" style:num-suffix="." text:bullet-char="–">
        <style:list-level-properties text:space-before="0.828in" text:min-label-width="0.25in"/>
        <style:text-properties style:font-name="StarSymbol"/>
      </text:list-level-style-bullet>
      <text:list-level-style-bullet text:level="6" text:style-name="Bullet_20_Symbols" style:num-suffix="." text:bullet-char="–">
        <style:list-level-properties text:space-before="1.0346in" text:min-label-width="0.25in"/>
        <style:text-properties style:font-name="StarSymbol"/>
      </text:list-level-style-bullet>
      <text:list-level-style-bullet text:level="7" text:style-name="Bullet_20_Symbols" style:num-suffix="." text:bullet-char="–">
        <style:list-level-properties text:space-before="1.2417in" text:min-label-width="0.25in"/>
        <style:text-properties style:font-name="StarSymbol"/>
      </text:list-level-style-bullet>
      <text:list-level-style-bullet text:level="8" text:style-name="Bullet_20_Symbols" style:num-suffix="." text:bullet-char="–">
        <style:list-level-properties text:space-before="1.4484in" text:min-label-width="0.25in"/>
        <style:text-properties style:font-name="StarSymbol"/>
      </text:list-level-style-bullet>
      <text:list-level-style-bullet text:level="9" text:style-name="Bullet_20_Symbols" style:num-suffix="." text:bullet-char="–">
        <style:list-level-properties text:space-before="1.6555in" text:min-label-width="0.25in"/>
        <style:text-properties style:font-name="StarSymbol"/>
      </text:list-level-style-bullet>
      <text:list-level-style-bullet text:level="10" text:style-name="Bullet_20_Symbols" style:num-suffix="." text:bullet-char="–">
        <style:list-level-properties text:space-before="1.8626in" text:min-label-width="0.25in"/>
        <style:text-properties style:font-name="StarSymbol"/>
      </text:list-level-style-bullet>
    </text:list-style>
    <text:list-style style:name="L1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office:forms form:automatic-focus="false" form:apply-design-mode="false"/>
      <text:tracked-changes text:track-changes="false">
        <text:changed-region text:id="ct60391168">
          <text:insertion>
            <office:change-info>
              <dc:creator>Toccy</dc:creator>
              <dc:date>2006-08-30T15:26:00</dc:date>
            </office:change-info>
          </text:insertion>
        </text:changed-region>
        <text:changed-region text:id="ct60391272">
          <text:insertion>
            <office:change-info>
              <dc:creator>Toccy</dc:creator>
              <dc:date>2006-08-30T17:26:00</dc:date>
            </office:change-info>
          </text:insertion>
        </text:changed-region>
        <text:changed-region text:id="ct60414696">
          <text:insertion>
            <office:change-info>
              <dc:creator>Toccy</dc:creator>
              <dc:date>2006-08-30T17:27:00</dc:date>
            </office:change-info>
          </text:insertion>
        </text:changed-region>
        <text:changed-region text:id="ct60414800">
          <text:deletion>
            <office:change-info>
              <dc:creator>Toccy</dc:creator>
              <dc:date>2006-08-30T17:27:00</dc:date>
            </office:change-info>
            <text:p text:style-name="Standard"><text:s/>(an instance of SyncManagerConfig – for details, see the dedicated section about the configuration objects in later in this document).</text:p>
          </text:deletion>
        </text:changed-region>
        <text:changed-region text:id="ct60414904">
          <text:deletion>
            <office:change-info>
              <dc:creator>Toccy</dc:creator>
              <dc:date>2006-08-30T17:29:00</dc:date>
            </office:change-info>
            <text:p text:style-name="Standard">A SyncML client is also required to be able to provide client capabilities. This information combine device specific information with data source related information, therefore properties from many configuration objects will be used to build the DevInf command to send to the server. See Client Capabilities Handling for details.</text:p>
          </text:deletion>
        </text:changed-region>
        <text:changed-region text:id="ct60253080">
          <text:insertion>
            <office:change-info>
              <dc:creator>Toccy</dc:creator>
              <dc:date>2006-08-30T17:30:00</dc:date>
            </office:change-info>
          </text:insertion>
        </text:changed-region>
        <text:changed-region text:id="ct60253184">
          <text:insertion>
            <office:change-info>
              <dc:creator>Toccy</dc:creator>
              <dc:date>2006-08-30T17:32:00</dc:date>
            </office:change-info>
          </text:insertion>
        </text:changed-region>
        <text:changed-region text:id="ct60253288">
          <text:insertion>
            <office:change-info>
              <dc:creator>Toccy</dc:creator>
              <dc:date>2006-08-30T17:33:00</dc:date>
            </office:change-info>
          </text:insertion>
        </text:changed-region>
        <text:changed-region text:id="ct60253392">
          <text:insertion>
            <office:change-info>
              <dc:creator>Toccy</dc:creator>
              <dc:date>2006-08-30T17:34:00</dc:date>
            </office:change-info>
          </text:insertion>
        </text:changed-region>
        <text:changed-region text:id="ct60253496">
          <text:insertion>
            <office:change-info>
              <dc:creator>Toccy</dc:creator>
              <dc:date>2006-08-30T17:35:00</dc:date>
            </office:change-info>
          </text:insertion>
        </text:changed-region>
        <text:changed-region text:id="ct60253600">
          <text:insertion>
            <office:change-info>
              <dc:creator>Toccy</dc:creator>
              <dc:date>2006-08-30T17: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Funambol Client API C++ Design Document</text:titl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T1">Funambol</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5">1. Overview<text:tab/>3</text:p>
          <text:p text:style-name="P6">1.1. Document Conventions<text:tab/>3</text:p>
          <text:p text:style-name="P6">1.2. Funambol Client API Architecture<text:tab/>4</text:p>
          <text:p text:style-name="P6">1.3. Synchronization Overview<text:tab/>4</text:p>
          <text:p text:style-name="P6">1.4. Device Manager and DMTree<text:tab/>7</text:p>
          <text:p text:style-name="P5">2. Data Synchronization Layer<text:tab/>8</text:p>
          <text:p text:style-name="P6">2.1. Synchronization Process<text:tab/>8</text:p>
          <text:p text:style-name="P6">2.2. Multiple Messages In One Package<text:tab/>14</text:p>
          <text:p text:style-name="P6">2.3. Data Synchronization Layer Design<text:tab/>14</text:p>
          <text:p text:style-name="P6">2.4. SyncManager and SyncSource Configuration<text:tab/>23</text:p>
          <text:p text:style-name="P6">2.5. Synchronization Report<text:tab/>31</text:p>
          <text:p text:style-name="P6">2.6. Item Content Transformation<text:tab/>33</text:p>
          <text:p text:style-name="P6">2.7. Configuration DMTree<text:tab/>35</text:p>
          <text:p text:style-name="P6">2.8. Client Capabilities Handling<text:tab/>37</text:p>
          <text:p text:style-name="P6">2.9. Synchronization Events Notification<text:tab/>37</text:p>
          <text:p text:style-name="P6">2.10. Filtering<text:tab/>47</text:p>
          <text:p text:style-name="P6">2.11. SyncML Message Object Representation<text:tab/>48</text:p>
          <text:p text:style-name="P6">2.12. Converter and Parser for Contact and Calendar objects<text:tab/>48</text:p>
          <text:p text:style-name="P6">2.13. Logging<text:tab/>50</text:p>
          <text:p text:style-name="P6">2.14. Transport Agent<text:tab/>51</text:p>
          <text:p text:style-name="P5">3. Device Manager Layer<text:tab/>53</text:p>
          <text:p text:style-name="P6">3.1. Terminology<text:tab/>53</text:p>
          <text:p text:style-name="P6">3.2. Architecture<text:tab/>55</text:p>
          <text:p text:style-name="P6">3.3. Class Diagram<text:tab/>56</text:p>
        </text:index-body>
      </text:table-of-content>
      <text:p text:style-name="P7"/>
      <text:h text:style-name="P8"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9">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is document does not adhere to any formalized modeling language. However the conventions described in the following sections are followed.</text:p>
      <text:p text:style-name="Heading_20_3">Sequence Diagrams</text:p>
      <text:list text:style-name="L2">
        <text:list-item>
          <text:p text:style-name="P10">Each entity is represented as a box;</text:p>
        </text:list-item>
        <text:list-item>
          <text:p text:style-name="P10">a box can represent a class, an instance, an interface or even a conceptual entity; the real meaning depends by the context;</text:p>
        </text:list-item>
        <text:list-item>
          <text:p text:style-name="P10">solid arrows represents method or function calls;</text:p>
        </text:list-item>
        <text:list-item>
          <text:p text:style-name="P10">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1">Each class is represented as a box;</text:p>
        </text:list-item>
        <text:list-item>
          <text:p text:style-name="P11">data members and methods are separated by an horizontal line;</text:p>
        </text:list-item>
        <text:list-item>
          <text:p text:style-name="P11">plain titles represent classes, italicized titles represent interface (abstract classes);</text:p>
        </text:list-item>
        <text:list-item>
          <text:p text:style-name="P11">a + next to a method or data member name means “public”</text:p>
        </text:list-item>
        <text:list-item>
          <text:p text:style-name="P11">a - next to a method or data member name means “private”</text:p>
        </text:list-item>
        <text:list-item>
          <text:p text:style-name="P11">a * next to a method or data member name means “protected”;</text:p>
        </text:list-item>
        <text:list-item>
          <text:p text:style-name="P11">a &gt; next to a data member name means it is a property with get/set accessors;</text:p>
        </text:list-item>
        <text:list-item>
          <text:p text:style-name="P11">inheritance is represented by an arrow pointing to the base class;</text:p>
        </text:list-item>
        <text:list-item>
          <text:p text:style-name="P11">italicized methods names represent abstract method.</text:p>
        </text:list-item>
      </text:list>
      <text:h text:style-name="Heading_20_2" text:outline-level="2"><draw:frame draw:style-name="fr1" draw:name="Frame1" text:anchor-type="paragraph" svg:y="0.0626in" svg:width="4.9835in" draw:z-index="0"><draw:text-box fo:min-height="2.689in"><text:p text:style-name="Figure"><draw:frame draw:style-name="fr2" draw:name="Object1" text:anchor-type="paragraph" svg:x="-0.0016in" svg:y="0.1638in" svg:width="4.9846in" style:rel-width="100%" svg:height="2.3646in"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is built up of two main modules: data synchronization and device management; they are layered as shown in <text:sequence-ref text:reference-format="category-and-value" text:ref-name="refFigure0">Figure 1</text:sequence-ref>, where the device management layer is responsible for device and application configuration management and the data synchronization layer is responsible for everything regarding the SyncML protocol and data synchronization. On top of those two main modules, a client implementation layer is designed: its role is to make it very easy the integration of the Funambol Client API into an existing application.</text:p>
      <text:p text:style-name="Standard">A final application is developed on top of the Funambol Client API and can access the services provided by both modules: the <text:span text:style-name="T3">Sync Manager</text:span> to perform synchronization actions and the <text:span text:style-name="T3">Device Manager</text:span> to read, manipulate and write configuration data. In addition, the Device Manager enables the application to be transparently managed remotely by a OMA DM server.</text:p>
      <text:p text:style-name="Standard">However, usually the application code won't access the SyncManager directly, but it will mainly interact with the Funambol Client component.</text:p>
      <text:p text:style-name="Standard"/>
      <text:p text:style-name="Standard">The device manager abstracts the access to a <text:span text:style-name="T4">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Standard">The final application will also likely need to access a local data repository. This is done through a so called <text:span text:style-name="T4">S</text:span><text:span text:style-name="T3">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Manager and the SyncSource. The SyncManager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12">Initialization</text:p>
        </text:list-item>
        <text:list-item>
          <text:p text:style-name="P12">Modifications exchange</text:p>
        </text:list-item>
        <text:list-item>
          <text:p text:style-name="P13">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The ending phase is actually just sending the last status and/or mapping to the server and saving the anchors needed to perform a fast sync the next time.</text:p>
      <text:p text:style-name="P14"><draw:frame draw:style-name="fr3" draw:name="Frame2" text:anchor-type="paragraph" svg:x="0.0083in" svg:y="-0.0008in" svg:width="5.9055in" style:rel-width="100%" svg:height="6.6575in" style:rel-height="scale-min" draw:z-index="6"><draw:text-box><text:p text:style-name="Figure"><draw:frame draw:style-name="fr4" draw:name="Oggetto1" text:anchor-type="paragraph" svg:x="0in" svg:y="0in" svg:width="5.9071in" style:rel-width="100%" svg:height="6.3134in"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15">Client: a final client application using the Funambol SDK;</text:p>
        </text:list-item>
        <text:list-item>
          <text:p text:style-name="P15">SyncClient: the SDK client kernel that the developer extends in order to interact with the client data sources;</text:p>
        </text:list-item>
        <text:list-item>
          <text:p text:style-name="P15">SyncManager: the SDK synchronization engine;</text:p>
        </text:list-item>
        <text:list-item>
          <text:p text:style-name="P15">SyncSource: the client abstraction of a client data source;</text:p>
        </text:list-item>
        <text:list-item>
          <text:p text:style-name="P15">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6">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6"/>
      <text:p text:style-name="P16">In order to provide device management functionality, the Funambol client framework provides a single, shared configuration tree, called <text:span text:style-name="T4">Device Management Tree</text:span> or <text:span text:style-name="T4">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6"/>
      <text:p text:style-name="P16">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6"/>
      <text:list text:style-name="L6">
        <text:list-item>
          <text:p text:style-name="P17">Win32 – registry</text:p>
        </text:list-item>
        <text:list-item>
          <text:p text:style-name="P17">WindowsMobile – registry</text:p>
        </text:list-item>
        <text:list-item>
          <text:p text:style-name="P17">Posix – plain files tree</text:p>
        </text:list-item>
        <text:list-item>
          <text:p text:style-name="P17">PalmOS – palm db</text:p>
        </text:list-item>
      </text:list>
      <text:p text:style-name="P16"/>
      <text:p text:style-name="P16">The DM subsystem is fully described in chapter 3.</text:p>
      <text:p text:style-name="P16"/>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7">
        <text:list-item>
          <text:p text:style-name="P18">As a separate package</text:p>
        </text:list-item>
        <text:list-item>
          <text:p text:style-name="P18">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8">
        <text:list-item>
          <text:p text:style-name="P19">client authentication</text:p>
        </text:list-item>
        <text:list-item>
          <text:p text:style-name="P19">server authentication</text:p>
        </text:list-item>
        <text:list-item>
          <text:p text:style-name="P19">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4">basic</text:span> and <text:span text:style-name="T4">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4">username</text:span> and <text:span text:style-name="T4">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16in" svg:y="0.0008in" svg:width="5.9465in" style:rel-width="100%" svg:height="8.4217in" style:rel-height="scale-min" draw:z-index="4"><draw:text-box><text:p text:style-name="Figure"><draw:frame draw:style-name="fr6" draw:name="Object2" text:anchor-type="paragraph" svg:x="0.0016in" svg:y="0.0008in" svg:width="5.9465in" style:rel-width="100%" svg:height="8.4217in"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20">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21">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21">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21">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21">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21">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21">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21"/>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22">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9">
        <text:list-item>
          <text:p text:style-name="P23">provide information about the SyncSource to synchronize (preferred synchronization type, name, local and target URIs, mime type of the data...)</text:p>
        </text:list-item>
        <text:list-item>
          <text:p text:style-name="P23">keep the synchronization state from the datasource point of view</text:p>
        </text:list-item>
        <text:list-item>
          <text:p text:style-name="P23">retrieve all items in the datasource regardless their state</text:p>
        </text:list-item>
        <text:list-item>
          <text:p text:style-name="P23">retrieve the modified items only from the datasource</text:p>
        </text:list-item>
        <text:list-item>
          <text:p text:style-name="P23">apply server side changes</text:p>
        </text:list-item>
        <text:list-item>
          <text:p text:style-name="P23">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in the SyncSource along with the GUID received by the server so that the mapping will be communicated back to the server in a Map command.</text:p>
      <text:p text:style-name="P24">Along with the latest status command, the client is requested to send also the LUID-GUIID mappings, if there is any. As already mentioned, such mapping is stored temporarily in the SyncSource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receiving a successful status for the Map command sent. </text:p>
      <text:p text:style-name="P24">If when a new synchronization starts, the persistent mappings is still present, it must be sent again (see the SyncML specs on mapping caching for details).</text:p>
      <text:p text:style-name="P25">Finalization</text:p>
      <text:p text:style-name="P24"/>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0">
        <text:list-item>
          <text:p text:style-name="P26">Client sends the first n items in the first message of PKG #3, without the &lt;Final/&gt; element;</text:p>
        </text:list-item>
        <text:list-item>
          <text:p text:style-name="P26">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26">Client sends the next message with the next items; if the message contains the last items, the package is terminated with the &lt;Final/&gt; tag;</text:p>
        </text:list-item>
        <text:list-item>
          <text:p text:style-name="P26">Server applies the client changes and returns a message with only status; if the client sent its last massage, Server goes to the next step; otherwise, the process goes back to step 2;</text:p>
        </text:list-item>
        <text:list-item>
          <text:p text:style-name="P26">Client replies to Server with simply a status command (optionally a 222 Alert code);</text:p>
        </text:list-item>
        <text:list-item>
          <text:p text:style-name="P26">Server starts sending server side updates; if the message is not the last one, the &lt;Final/&gt; element is not added to the message; otherwise, &lt;Final/&gt; indicates the end of the package;</text:p>
        </text:list-item>
        <text:list-item>
          <text:p text:style-name="P26">Client applies the received changes and replies with status command only; when the message obtained by Server contains the &lt;Final/&gt; element, the process ends.</text:p>
        </text:list-item>
      </text:list>
      <text:h text:style-name="Heading_20_2"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Standard">The engine is able to do the reassembling work and give the complete object to the SyncSource. <text:span text:style-name="T6">Since this may not be possible on limited devices due to the RAM limitations, it's possible for the client to tell the engine to leave the reassembling work to the SyncSource.</text:span></text:p>
      <text:p text:style-name="P27">In this case, the SyncItem is marked with a ModeData flag and sent to the client, which is responsible for the reassembling. The advantage is that this can be done on the file system directly, for instance, with a less RAM usage.</text:p>
      <text:p text:style-name="P27"/>
      <text:p text:style-name="P28">TODO: add a collaboration diagram.</text:p>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text:change-start text:change-id="ct60391168"/>, beginSync, endSync<text:change-end text:change-id="ct60391168"/>)</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3">Figure 4</text:sequence-ref>.</text:p>
      <text:p text:style-name="Standard"><draw:frame draw:style-name="fr7" draw:name="Frame6" text:anchor-type="paragraph" svg:y="0.0047in" svg:width="5.8756in" draw:z-index="11"><draw:text-box fo:min-height="2.7165in"><text:p text:style-name="Figure"><draw:frame draw:style-name="fr8" draw:name="Object5" text:anchor-type="paragraph" svg:x="0in" svg:y="0in" svg:width="5.7189in" style:rel-width="100%" svg:height="2.7165in" style:rel-height="scale" draw:z-index="12"><draw:object xlink:href="./Object 5" xlink:type="simple" xlink:show="embed" xlink:actuate="onLoad"/><draw:image xlink:href="./ObjectReplacements/Object 5" xlink:type="simple" xlink:show="embed" xlink:actuate="onLoad"/></draw:frame>Figure <text:sequence text:ref-name="refFigure3" text:name="Figure" text:formula="ooow:Figure+1" style:num-format="1">4</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ext:change-start text:change-id="ct60391272"/>the reference to the configuration object (an instance of SyncManagerConfig – for details, see the dedicated section about the configuration objects in later in this document) is passed <text:change-end text:change-id="ct60391272"/>when calling one of the two methods sync()<text:change-start text:change-id="ct60414696"/>.<text:change-end text:change-id="ct60414696"/><text:change text:change-id="ct60414800"/></text:p>
      <text:p text:style-name="Standard"/>
      <text:p text:style-name="P29">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text:change text:change-id="ct60414904"/></text:p>
      <text:p text:style-name="Heading_20_3"><draw:frame draw:style-name="fr9" draw:name="Frame8" text:anchor-type="paragraph" svg:y="-0.0035in" svg:width="5.9055in" style:rel-width="100%" svg:height="4.4972in" style:rel-height="scale-min" draw:z-index="15"><draw:text-box><text:p text:style-name="Figure"><draw:frame draw:style-name="fr4" draw:name="Object7" text:anchor-type="paragraph" svg:x="0in" svg:y="0in" svg:width="5.9091in" style:rel-width="100%" svg:height="4.4835in" style:rel-height="scale" draw:z-index="16"><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SyncManager class diagram</text:p></draw:text-box></draw:frame>SyncManager</text:p>
      <text:p text:style-name="Standard">The class diagram of the most important classes related to the SyncManager is shown in <text:sequence-ref text:reference-format="category-and-value" text:ref-name="refFigure4">Figure 5</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1">
        <text:list-item>
          <text:p text:style-name="P30">the default authentication type (the one the client will first try to use)</text:p>
        </text:list-item>
        <text:list-item>
          <text:p text:style-name="P30">the requested authentication type (the one requested by the server)</text:p>
        </text:list-item>
        <text:list-item>
          <text:p text:style-name="P30">username</text:p>
        </text:list-item>
        <text:list-item>
          <text:p text:style-name="P30">password</text:p>
        </text:list-item>
        <text:list-item>
          <text:p text:style-name="P30">server id</text:p>
        </text:list-item>
        <text:list-item>
          <text:p text:style-name="P30">server password</text:p>
        </text:list-item>
        <text:list-item>
          <text:p text:style-name="P30">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5">Figure 6</text:sequence-ref> for the class diagram).</text:p>
      <text:p text:style-name="Standard"><draw:frame draw:style-name="fr10" draw:name="Frame9" text:anchor-type="paragraph" svg:x="0.0154in" svg:y="0.1752in" svg:width="5.8756in" draw:z-index="13"><draw:text-box fo:min-height="2.9063in"><text:p text:style-name="Figure"><draw:frame draw:style-name="fr4" draw:name="Object8" text:anchor-type="paragraph" svg:x="0.0008in" svg:y="-0.0028in" svg:width="5.8756in" style:rel-width="100%" svg:height="2.7508in" style:rel-height="scale" draw:z-index="14"><draw:object xlink:href="./Object 8" xlink:type="simple" xlink:show="embed" xlink:actuate="onLoad"/><draw:image xlink:href="./ObjectReplacements/Object 8" xlink:type="simple" xlink:show="embed" xlink:actuate="onLoad"/></draw:frame>Figure <text:sequence text:ref-name="refFigure5" text:name="Figure" text:formula="ooow:Figure+1" style:num-format="1">6</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text:change-start text:change-id="ct60253080"/></text:p>
      <text:p text:style-name="Standard">SyncManager also provides client capabilities. This information combine device specific information with data source related information, therefore properties from many configuration objects will be used to build the DevInf command to send to the server.<text:change-end text:change-id="ct60253080"/><text:change-start text:change-id="ct60253184"/> DevInf properties are retrieved from the <text:change-end text:change-id="ct60253184"/><text:change-start text:change-id="ct60253288"/>configuration (SyncManagerConfig object)<text:change-end text:change-id="ct60253288"/><text:change-start text:change-id="ct60253392"/> passed to <text:change-end text:change-id="ct60253392"/><text:change-start text:change-id="ct60253496"/>SyncManager by reference (see <text:change-end text:change-id="ct60253496"/><text:change-start text:change-id="ct60253600"/>SyncManager and SyncSource configuration).<text:change-end text:change-id="ct60253600"/></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2">
        <text:list-item>
          <text:p text:style-name="P31">for each sync source in the array passed in in prepareSync():</text:p>
        </text:list-item>
      </text:list>
      <text:list text:style-name="L13">
        <text:list-item>
          <text:p text:style-name="P32">detecting client modifications;</text:p>
        </text:list-item>
        <text:list-item>
          <text:p text:style-name="P32">sending client modifications (in multiple messages if required);</text:p>
        </text:list-item>
        <text:list-item>
          <text:p text:style-name="P32">processing return messages committing successfully completed commands (based on the status code returned by the server);</text:p>
        </text:list-item>
        <text:list-item>
          <text:p text:style-name="P33">for each sync source in the array passed in in prepareSync():</text:p>
        </text:list-item>
        <text:list-item>
          <text:p text:style-name="P32">receiving server modifications;</text:p>
        </text:list-item>
        <text:list-item>
          <text:p text:style-name="P32">processing and applying server modifications, returning proper status codes;</text:p>
        </text:list-item>
        <text:list-item>
          <text:p text:style-name="P32">sending modification status codes back to the server.</text:p>
        </text:list-item>
      </text:list>
      <text:p text:style-name="P34"/>
      <text:p text:style-name="P35">The API supports the Large Objects defined by the OMA standard, and takes care of the object segmentation and reassembling when sending/receiving data by default.</text:p>
      <text:p text:style-name="P35"/>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6">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37">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37">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37">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36">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38">The returned item is allocated with the C++ operator new and it is managed inside API (<text:span text:style-name="T7">caller MUST NOT free it</text:span>)</text:p>
          </table:table-cell>
        </table:table-row>
        <table:table-row>
          <table:table-cell table:style-name="Table9.A2" office:value-type="string">
            <text:p text:style-name="P36">Item* getNextItem()</text:p>
          </table:table-cell>
          <table:table-cell table:style-name="Table9.B2" office:value-type="string">
            <text:p text:style-name="Table_20_Contents">Returns the next item regardless its modification state, or NULL if the source contains no items.</text:p>
            <text:p text:style-name="P38">The returned item is allocated with the C++ operator new and it is managed inside API (<text:span text:style-name="T7">caller MUST NOT free it</text:span>)</text:p>
          </table:table-cell>
        </table:table-row>
        <table:table-row>
          <table:table-cell table:style-name="Table9.A2" office:value-type="string">
            <text:p text:style-name="P36">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38">The returned item is allocated with the C++ operator new and it is managed inside API (<text:span text:style-name="T7">caller MUST NOT free it</text:span>)</text:p>
          </table:table-cell>
        </table:table-row>
        <table:table-row>
          <table:table-cell table:style-name="Table9.A2" office:value-type="string">
            <text:p text:style-name="P36">Item* getNextNewItem()</text:p>
          </table:table-cell>
          <table:table-cell table:style-name="Table9.B2" office:value-type="string">
            <text:p text:style-name="Table_20_Contents">Return the next new item or NULL if there are no more new items.</text:p>
            <text:p text:style-name="P38">The returned item is allocated with the C++ operator new and it is managed inside API (<text:span text:style-name="T7">caller MUST NOT free it</text:span>)</text:p>
          </table:table-cell>
        </table:table-row>
        <table:table-row>
          <table:table-cell table:style-name="Table9.A2" office:value-type="string">
            <text:p text:style-name="P36">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38">The returned item is allocated with the C++ operator new and it is managed inside API (<text:span text:style-name="T7">caller MUST NOT free it</text:span>)</text:p>
          </table:table-cell>
        </table:table-row>
        <table:table-row>
          <table:table-cell table:style-name="Table9.A2" office:value-type="string">
            <text:p text:style-name="P36">Item* getNextUpdatedItem()</text:p>
          </table:table-cell>
          <table:table-cell table:style-name="Table9.B2" office:value-type="string">
            <text:p text:style-name="Table_20_Contents">Return the next updated item or NULL if there are no more updated items.</text:p>
            <text:p text:style-name="P38">The returned item is allocated with the C++ operator new and it is managed inside API (<text:span text:style-name="T7">caller MUST NOT free it</text:span>)</text:p>
          </table:table-cell>
        </table:table-row>
        <table:table-row>
          <table:table-cell table:style-name="Table9.A2" office:value-type="string">
            <text:p text:style-name="P36">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38">The returned item is allocated with the C++ operator new and it is managed inside API (<text:span text:style-name="T7">caller MUST NOT free it</text:span>)</text:p>
          </table:table-cell>
        </table:table-row>
        <table:table-row>
          <table:table-cell table:style-name="Table9.A2" office:value-type="string">
            <text:p text:style-name="P36">Item&amp; getNextDeletedItem()</text:p>
          </table:table-cell>
          <table:table-cell table:style-name="Table9.B2" office:value-type="string">
            <text:p text:style-name="Table_20_Contents">Return the next deleted item or NULL if there are no more new items.</text:p>
            <text:p text:style-name="P38">The returned item is allocated with the C++ operator new and it is managed inside API (<text:span text:style-name="T7">caller MUST NOT free it</text:span>)</text:p>
          </table:table-cell>
        </table:table-row>
        <table:table-row>
          <table:table-cell table:style-name="Table9.A2" office:value-type="string">
            <text:p text:style-name="P36">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39">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40">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40">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41">int removeAllItems()</text:p>
          </table:table-cell>
          <table:table-cell table:style-name="Table9.B2" office:value-type="string">
            <text:p text:style-name="P42">Called by the SyncManager when the sync mode is refresh-from-server to remove all the items by the client storage.</text:p>
            <text:p text:style-name="P42">The SyncSource can stop the sync by returning an error code to the SyncManager (for instance, a client may ask the user before doing this operation).</text:p>
          </table:table-cell>
        </table:table-row>
        <table:table-row>
          <table:table-cell table:style-name="Table9.A2" office:value-type="string">
            <text:p text:style-name="P40">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40">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P27">Role of this method is to conclude the synchronization session. This includes sending a final Status command or the last Map command, if during the synchronization process any item was created on the client and new local ids where generated.</text:p>
      <text:p text:style-name="Standard"/>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6">Figure 7</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6">Figure 7</text:sequence-ref>.</text:p>
      <text:p text:style-name="Standard"><draw:frame draw:style-name="fr10" draw:name="Frame7" text:anchor-type="paragraph" svg:x="0.0154in" svg:y="0.1118in" svg:width="5.8756in" draw:z-index="17"><draw:text-box fo:min-height="8.9244in"><text:p text:style-name="Figure"><draw:frame draw:style-name="fr4" draw:name="Object6" text:anchor-type="paragraph" svg:x="0in" svg:y="0.0807in" svg:width="5.8756in" style:rel-width="100%" svg:height="8.4425in" style:rel-height="scale" draw:z-index="18"><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43">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43">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43">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44"><text:span text:style-name="T8">~</text:span><text:span text:style-name="T9">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43">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43">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43">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43">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43">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43">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43">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43">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43">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43">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43">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43">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45">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43">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43">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46">checkConn</text:p>
          </table:table-cell>
          <table:table-cell table:style-name="Table20.B2" office:value-type="string">
            <text:p text:style-name="Table_20_Contents"/>
          </table:table-cell>
        </table:table-row>
        <table:table-row>
          <table:table-cell table:style-name="Table20.A2" office:value-type="string">
            <text:p text:style-name="P45">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43">dirty</text:p>
          </table:table-cell>
          <table:table-cell table:style-name="Table20.B2" office:value-type="string">
            <text:p text:style-name="Table_20_Contents">The dirty flag, used to select which properties have been modified. <text:span text:style-name="T10">Not used by now (T.B.D).</text:span></text:p>
          </table:table-cell>
        </table:table-row>
      </table:table>
      <text:p text:style-name="P47">Notes: </text:p>
      <text:p text:style-name="Standard"><text:span text:style-name="T11">'</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48">The methods of Device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3">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43">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43">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43">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43">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43">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43">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43">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43">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43">dsV</text:p>
          </table:table-cell>
          <table:table-cell table:style-name="Table14.B2" office:value-type="string">
            <text:p text:style-name="P38">Specifies the implemented DS version. This property is optional.</text:p>
          </table:table-cell>
        </table:table-row>
        <table:table-row>
          <table:table-cell table:style-name="Table14.A2" office:value-type="string">
            <text:p text:style-name="P43">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2">Default value = TRUE.</text:span></text:p>
          </table:table-cell>
        </table:table-row>
        <table:table-row>
          <table:table-cell table:style-name="Table14.A2" office:value-type="string">
            <text:p text:style-name="P43">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43">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43">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43">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43">devInfHash</text:p>
          </table:table-cell>
          <table:table-cell table:style-name="Table14.B2" office:value-type="string">
            <text:p text:style-name="P49">This is a hash value generated from all properties that are used for the &lt;DevInf&gt; element, plus the syncURL property from AccessConfig. Initial value = “0”.</text:p>
          </table:table-cell>
        </table:table-row>
      </table:table>
      <text:p text:style-name="P38">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2.9</text:reference-ref>).</text:p>
      <text:p text:style-name="Standard">The following table describes the less obvious properties, and enumerates the CTCap handling methods:</text:p>
      <table:table table:name="Table16" table:style-name="Table16">
        <table:table-column table:style-name="Table16.A"/>
        <table:table-column table:style-name="Table16.B"/>
        <table:table-header-rows>
          <table:table-row table:style-name="Table16.1">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style-name="Table16.1">
          <table:table-cell table:style-name="Table16.A2" office:value-type="string">
            <text:p text:style-name="P50">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style-name="Table16.1">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style-name="Table16.1">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style-name="Table16.1">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style-name="Table16.1">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style-name="Table16.1">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style-name="Table16.1">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style-name="Table16.1">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style-name="Table16.1">
          <table:table-cell table:style-name="Table16.A2" office:value-type="string">
            <text:p text:style-name="P51">fieldLevel</text:p>
          </table:table-cell>
          <table:table-cell table:style-name="Table16.B2" office:value-type="string">
            <text:p text:style-name="P51">True if the SyncSource is able to apply field-level replaces.</text:p>
          </table:table-cell>
        </table:table-row>
        <table:table-row table:style-name="Table16.1">
          <table:table-cell table:style-name="Table16.A2" office:value-type="string">
            <text:p text:style-name="P51">addCtCap(properties, type, version, fieldLevel)</text:p>
          </table:table-cell>
          <table:table-cell table:style-name="Table16.B2" office:value-type="string">
            <text:p text:style-name="P51">Add a new CTCap info for this source. See par <text:reference-ref text:reference-format="chapter" text:ref-name="ClientCap">2.9</text:reference-ref> for more details.</text:p>
          </table:table-cell>
        </table:table-row>
        <table:table-row table:style-name="Table16.1">
          <table:table-cell table:style-name="Table16.A2" office:value-type="string">
            <text:p text:style-name="P51">ctCaps</text:p>
          </table:table-cell>
          <table:table-cell table:style-name="Table16.B2" office:value-type="string">
            <text:p text:style-name="P51"/>
          </table:table-cell>
        </table:table-row>
      </table:table>
      <text:p text:style-name="Heading_20_3">DefaultConfigFactory</text:p>
      <text:p text:style-name="P48">The methods of DefaultConfigFactory are factories for config objects. They are provided to help the client developer in the creation of the initial configuration.</text:p>
      <text:p text:style-name="P48">For the SyncSourceConfig, the right default values for a standard Funambol server installation is provided based on the name for the basic source (contact, calendar, task, note).</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43">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52">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7">Figure 8</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4" draw:name="Object13" text:anchor-type="paragraph" svg:x="-0.0016in" svg:y="0.0217in" svg:width="5.9035in" style:rel-width="100%" svg:height="4.098in" style:rel-height="scale" draw:z-index="27"><draw:object xlink:href="./Object 13" xlink:type="simple" xlink:show="embed" xlink:actuate="onLoad"/><draw:image xlink:href="./ObjectReplacements/Object 13" xlink:type="simple" xlink:show="embed" xlink:actuate="onLoad"/></draw:frame>Figure <text:sequence text:ref-name="refFigure7" text:name="Figure" text:formula="ooow:Figure+1" style:num-format="1">8</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44"><text:span text:style-name="T8">~SyncReport</text:span><text:span text:style-name="T9">()</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43">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43">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43">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53">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44"><text:span text:style-name="T8">~SyncSourceReport</text:span><text:span text:style-name="T9">()</text:span></text:p>
          </table:table-cell>
          <table:table-cell table:style-name="Table22.B2" office:value-type="string">
            <text:p text:style-name="Table_20_Contents">Destructor.</text:p>
          </table:table-cell>
        </table:table-row>
        <table:table-row>
          <table:table-cell table:style-name="Table22.A2" office:value-type="string">
            <text:p text:style-name="P44">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43">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43">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43">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43">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43">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13">COMMAND_ADD -</text:span> <text:span text:style-name="T13">COMMAND_REPLACE – COMMAND_DELETE</text:span></text:p>
      <text:p text:style-name="P54">"state" member can be one of: SOURCE_ACTIVE - SOURCE_INACTIVE - SOURCE_ERROR</text:p>
      <text:p text:style-name="P54"/>
      <text:p text:style-name="Heading_20_3">ItemReport</text:p>
      <text:p text:style-name="Standard">ItemReport class rapresents the result information on a single item synchronized, such as the luid of the item and its status code (200/201/500...).</text:p>
      <text:p text:style-name="Standard"/>
      <text:p text:style-name="P53"/>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8">Figure 9</text:sequence-ref>.</text:p>
      <text:p text:style-name="Standard"><draw:frame draw:style-name="fr3" draw:name="Frame13" text:anchor-type="paragraph" svg:x="0in" svg:y="0in" svg:width="5.9055in" style:rel-width="100%" svg:height="2.8819in" style:rel-height="scale-min" draw:z-index="25"><draw:text-box><text:p text:style-name="Figure"><draw:frame draw:style-name="fr11" draw:name="Object12" text:anchor-type="paragraph" svg:y="0.1634in" svg:width="4.7528in" style:rel-width="76%" svg:height="2.6984in" style:rel-height="scale" draw:z-index="26"><draw:object xlink:href="./Object 12" xlink:type="simple" xlink:show="embed" xlink:actuate="onLoad"/><draw:image xlink:href="./ObjectReplacements/Object 12" xlink:type="simple" xlink:show="embed" xlink:actuate="onLoad"/></draw:frame>Figure <text:sequence text:ref-name="refFigure8" text:name="Figure" text:formula="ooow:Figure+1" style:num-format="1">9</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14">
        <text:list-item>
          <text:p text:style-name="P55">b64 : base64 encoder/decoder</text:p>
        </text:list-item>
        <text:list-item>
          <text:p text:style-name="P55">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4">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Heading_20_3">B64Encoder/B64Decoder</text:p>
      <text:p text:style-name="Standard">These two data transformers encapsulate base 64 encoding and decoding. </text:p>
      <text:p text:style-name="Heading_20_3">DESEncoder/DesDecoder</text:p>
      <text:p text:style-name="Standard">These data transformers perform DES ciphering and deciphering. The implementation is platform specific, since it could use security APIs provided by the platform. These transformers use the user's password in order to generate the keys for encryption/decryption; this piece of information will be retrieved from the user account.</text:p>
      <text:p text:style-name="Standard"/>
      <text:p text:style-name="Standard"/>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15">
        <text:list-header>
          <text:p text:style-name="P56">+ fieldLevel</text:p>
        </text:list-header>
        <text:list-item>
          <text:p text:style-name="P56"><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57"><text:s text:c="4"/>+ hwv</text:p>
      <text:p text:style-name="P57"><text:s text:c="6"/>- &lt;hardware version of the device&gt;</text:p>
      <text:p text:style-name="P58"><text:s text:c="4"/>+ loSupport</text:p>
      <text:p text:style-name="P58"><text:s text:c="6"/>- &lt;Large Object support: 1 | 0&gt;</text:p>
      <text:p text:style-name="P58"/>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16">
        <text:list-header>
          <text:p text:style-name="P59"><text:s text:c="2"/>- &lt;log level&gt;</text:p>
        </text:list-header>
      </text:list>
      <text:p text:style-name="Code"><text:s text:c="4"/>+ encryption</text:p>
      <text:list text:style-name="L17">
        <text:list-header>
          <text:p text:style-name="P60"><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15">
        <text:list-header>
          <text:p text:style-name="P61"><text:s text:c="2"/>- &lt;Number of changes support: 1 | 0&gt;</text:p>
          <text:p text:style-name="P61">+ verDTD<text:line-break/> <text:s/>- &lt;DTD version in use&gt;</text:p>
        </text:list-header>
      </text:list>
      <text:p text:style-name="Code"/>
      <text:p text:style-name="Standard">Notes:</text:p>
      <text:list text:style-name="L18">
        <text:list-item>
          <text:p text:style-name="P62">If proxy host is an empty string, it is intended as “do not use proxy”.</text:p>
        </text:list-item>
        <text:list-item>
          <text:p text:style-name="P62">&lt;preferred authentication type&gt; is one of: “syncml:auth-md5”, “syncml:auth-basic”.</text:p>
        </text:list-item>
        <text:list-item>
          <text:p text:style-name="P62">&lt;log level&gt; is one of: 0 – 1 – 2 <text:s/>(none, info, debug).</text:p>
        </text:list-item>
        <text:list-item>
          <text:p text:style-name="P62">&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63">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63"/>
      <text:p text:style-name="Standard">Therefore, we have two scenario:</text:p>
      <text:p text:style-name="Standard"/>
      <text:list text:style-name="L19">
        <text:list-item>
          <text:p text:style-name="P64">The client connects to a new server;</text:p>
        </text:list-item>
        <text:list-item>
          <text:p text:style-name="P64">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27">The device informations contains details about the device: (manifacturer, firmware version, etc.), about the DS capabilities (support of LargeObjects, NumberOfChanges, etc.) and about the DataStore (aka, the SyncSource). </text:p>
      <text:p text:style-name="P27">The DataStore is a complex item, containing for each source informations about::</text:p>
      <text:list text:style-name="L20">
        <text:list-item>
          <text:p text:style-name="P65">the source name and remote uri</text:p>
        </text:list-item>
        <text:list-item>
          <text:p text:style-name="P65">the supported mime types and version, with the preferred one (for rx and tx)<text:line-break/>e.g.: text/x-vcard, 2.1</text:p>
        </text:list-item>
        <text:list-item>
          <text:p text:style-name="P65">the list of supported properties.</text:p>
        </text:list-item>
      </text:list>
      <text:p text:style-name="P27"/>
      <text:p text:style-name="P27">The informations are taken from the configuration data (see par. <text:reference-ref text:reference-format="chapter" text:ref-name="config">2.5</text:reference-ref>), except the DataStore properties, which are not known by the API and must be set by the client.</text:p>
      <text:p text:style-name="P27">The client have to provide an ArrayList of CTCap object for each type of data supported by that SyncSource. Each CTCap object contains the informations above (please see the library documentation for more info).</text:p>
      <text:p text:style-name="P27">Besides the get/set methods for the ctCap property, which is the full ArrayList of contant-type capabilities set for the source, the SyncSourceConfig provides the utility method addCtCap() which allows to easily add them.</text:p>
      <text:p text:style-name="P27"/>
      <text:p text:style-name="P27">The minimal operation a client must perform to add the mandatory informations for a source supporting only one content type is to call addCtCap() passing the list of properties supported.</text:p>
      <text:p text:style-name="P27">The other parameters are optionals, and defaults to the values stored inn the config itself (type, version and fieldLevel, see above).</text:p>
      <text:p text:style-name="P27"/>
      <text:p text:style-name="P27">If the source supports more types, the subsequent call must specify also the values different from the preferred ones.</text:p>
      <text:p text:style-name="Standard"/>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1">
              <text:list-item>
                <text:p text:style-name="P66">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1">
              <text:list-item text:start-value="1">
                <text:p text:style-name="P66">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2">
              <text:list-item>
                <text:p text:style-name="P67">datetime: a Date object representing date and time when error occurring</text:p>
              </text:list-item>
              <text:list-item>
                <text:p text:style-name="P67">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1">
              <text:list-item text:start-value="1">
                <text:p text:style-name="P66">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1">
              <text:list-item text:start-value="1">
                <text:p text:style-name="P66">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1">
              <text:list-item text:start-value="1">
                <text:p text:style-name="P66">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3">
              <text:list-item>
                <text:p text:style-name="P68">going to start sending data</text:p>
              </text:list-item>
            </text:list>
            <text:p text:style-name="Table_20_Contents">It shall bring the following info:</text:p>
            <text:list text:style-name="L24">
              <text:list-item>
                <text:p text:style-name="P69">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24">
              <text:list-item text:start-value="1">
                <text:p text:style-name="P69">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3">
              <text:list-item text:start-value="1">
                <text:p text:style-name="P68">going to start reading data</text:p>
              </text:list-item>
            </text:list>
            <text:p text:style-name="Table_20_Contents">It shall bring the following info:</text:p>
            <text:list text:style-name="L24">
              <text:list-item text:start-value="1">
                <text:p text:style-name="P69">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3">
              <text:list-item text:start-value="1">
                <text:p text:style-name="P68">received a certain amount of data</text:p>
              </text:list-item>
            </text:list>
            <text:p text:style-name="Table_20_Contents">It shall bring the following info:</text:p>
            <text:list text:style-name="L24">
              <text:list-item text:start-value="1">
                <text:p text:style-name="P69">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24">
              <text:list-item text:start-value="1">
                <text:p text:style-name="P69">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25">
              <text:list-item>
                <text:p text:style-name="P70">source URI: the source being synchronized</text:p>
              </text:list-item>
            </text:list>
            <text:list text:style-name="L25">
              <text:list-item text:start-value="1">
                <text:p text:style-name="P70">sourcename: the source name</text:p>
              </text:list-item>
              <text:list-item>
                <text:p text:style-name="P70">mode: type of the performed sync</text:p>
              </text:list-item>
              <text:list-item>
                <text:p text:style-name="P70">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25">
              <text:list-item text:start-value="1">
                <text:p text:style-name="P70">source URI: the source being synchronized</text:p>
              </text:list-item>
            </text:list>
            <text:list text:style-name="L25">
              <text:list-item text:start-value="1">
                <text:p text:style-name="P70">sourcename: the source name</text:p>
              </text:list-item>
              <text:list-item>
                <text:p text:style-name="P70">mode: type of the performed sync</text:p>
              </text:list-item>
              <text:list-item>
                <text:p text:style-name="P70">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3">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25">
              <text:list-item text:start-value="1">
                <text:p text:style-name="P70">source URI: the source being synchronized</text:p>
              </text:list-item>
            </text:list>
            <text:list text:style-name="L25">
              <text:list-item text:start-value="1">
                <text:p text:style-name="P70">sourcename: the source name</text:p>
              </text:list-item>
              <text:list-item>
                <text:p text:style-name="P70">mode: type of sync requested</text:p>
              </text:list-item>
              <text:list-item>
                <text:p text:style-name="P70">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3">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25">
              <text:list-item text:start-value="1">
                <text:p text:style-name="P70">source URI: the source being synchronized</text:p>
              </text:list-item>
            </text:list>
            <text:list text:style-name="L25">
              <text:list-item text:start-value="1">
                <text:p text:style-name="P70">sourcename: the source name</text:p>
              </text:list-item>
              <text:list-item>
                <text:p text:style-name="P70">mode: type of the performed sync</text:p>
              </text:list-item>
              <text:list-item>
                <text:p text:style-name="P70">data: the number of items.</text:p>
              </text:list-item>
              <text:list-item>
                <text:p text:style-name="P70">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3">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text:style-name="L25">
              <text:list-item text:start-value="1">
                <text:p text:style-name="P70">source URI: the source being synchronized</text:p>
              </text:list-item>
            </text:list>
            <text:list text:style-name="L25">
              <text:list-item text:start-value="1">
                <text:p text:style-name="P70">sourcename: the source name</text:p>
              </text:list-item>
              <text:list-item>
                <text:p text:style-name="P70">mode: type of the performed sync</text:p>
              </text:list-item>
              <text:list-item>
                <text:p text:style-name="P70">data: the number of items.</text:p>
              </text:list-item>
              <text:list-item>
                <text:p text:style-name="P70">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25">
              <text:list-item text:start-value="1">
                <text:p text:style-name="P70">source URI: the source the item belongs to</text:p>
              </text:list-item>
              <text:list-item>
                <text:p text:style-name="P70">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25">
              <text:list-item text:start-value="1">
                <text:p text:style-name="P70">source URI: the source the item belongs to</text:p>
              </text:list-item>
              <text:list-item>
                <text:p text:style-name="P70">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25">
              <text:list-item text:start-value="1">
                <text:p text:style-name="P70">source URI: the source the item belongs to</text:p>
              </text:list-item>
              <text:list-item>
                <text:p text:style-name="P70">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25">
              <text:list-item text:start-value="1">
                <text:p text:style-name="P70">source URI: the source the item belongs to</text:p>
              </text:list-item>
              <text:list-item>
                <text:p text:style-name="P70">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25">
              <text:list-item text:start-value="1">
                <text:p text:style-name="P70">source URI: the source the item belongs to</text:p>
              </text:list-item>
              <text:list-item>
                <text:p text:style-name="P70">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25">
              <text:list-item text:start-value="1">
                <text:p text:style-name="P70">source URI: the source the item belongs to</text:p>
              </text:list-item>
              <text:list-item>
                <text:p text:style-name="P70">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25">
              <text:list-item text:start-value="1">
                <text:p text:style-name="P70">command: the command the status relates to</text:p>
              </text:list-item>
              <text:list-item>
                <text:p text:style-name="P70">status code: the status code</text:p>
              </text:list-item>
              <text:list-item>
                <text:p text:style-name="P70">item key: the key of the item this status relates to if it is in response of a modification command.</text:p>
              </text:list-item>
              <text:list-item>
                <text:p text:style-name="P70">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25">
              <text:list-item text:start-value="1">
                <text:p text:style-name="P70">command: the command the status relates to</text:p>
              </text:list-item>
              <text:list-item>
                <text:p text:style-name="P70">status code: the status code</text:p>
              </text:list-item>
              <text:list-item>
                <text:p text:style-name="P70">item key: the key of the item this status relates to if it is in response of a modification command.</text:p>
              </text:list-item>
              <text:list-item>
                <text:p text:style-name="P70">SourceUri: the source uri</text:p>
              </text:list-item>
            </text:list>
          </table:table-cell>
        </table:table-row>
      </table:table>
      <text:p text:style-name="Standard">Those events are represented by the classes of <text:sequence-ref text:reference-format="category-and-value" text:ref-name="refFigure9">Figure 10</text:sequence-ref>.</text:p>
      <text:p text:style-name="Standard"/>
      <text:p text:style-name="Heading_20_4"><draw:frame draw:style-name="fr12" draw:name="Frame3" text:anchor-type="paragraph" svg:x="0.0154in" svg:y="0.0543in" svg:width="5.8756in" draw:z-index="8"><draw:text-box fo:min-height="3.7299in"><text:p text:style-name="Figure"><draw:frame draw:style-name="fr4" draw:name="Object3" text:anchor-type="paragraph" svg:x="0in" svg:y="0in" svg:width="5.8728in" style:rel-width="100%" svg:height="3.5291in" style:rel-height="scale" draw:z-index="28"><draw:object xlink:href="./Object 3" xlink:type="simple" xlink:show="embed" xlink:actuate="onLoad"/><draw:image xlink:href="./ObjectReplacements/Object 3" xlink:type="simple" xlink:show="embed" xlink:actuate="onLoad"/></draw:frame>Figure <text:sequence text:ref-name="refFigure9" text:name="Figure" text:formula="ooow:Figure+1" style:num-format="1">10</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26">
        <text:list-item>
          <text:p text:style-name="P71">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43">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43">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43">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27">
        <text:list-item>
          <text:p text:style-name="P72">sourceUri: uri of the syncSource</text:p>
        </text:list-item>
        <text:list-item>
          <text:p text:style-name="P72">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28">
        <text:list-item>
          <text:p text:style-name="P73">source URI: the source the item belongs to</text:p>
        </text:list-item>
        <text:list-item>
          <text:p text:style-name="P73">item key: the item key</text:p>
        </text:list-item>
      </text:list>
      <text:p text:style-name="Heading_20_4">SyncStatusEvent</text:p>
      <text:p text:style-name="P47">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29">
        <text:list-item>
          <text:p text:style-name="P74">command: the command the status relates to</text:p>
        </text:list-item>
        <text:list-item>
          <text:p text:style-name="P74">status code: the status code</text:p>
        </text:list-item>
      </text:list>
      <text:p text:style-name="Heading_20_3"><draw:frame draw:style-name="fr13" draw:name="Frame4" text:anchor-type="paragraph" svg:y="0.0043in" svg:width="5.9071in" draw:z-index="9"><draw:text-box fo:min-height="3.8799in"><text:p text:style-name="Figure"><draw:frame draw:style-name="fr4" draw:name="Object4" text:anchor-type="paragraph" svg:x="-0.0008in" svg:y="0.1626in" svg:width="5.9055in" style:rel-width="100%" svg:height="3.7201in" style:rel-height="scale" draw:z-index="10"><draw:object xlink:href="./Object 4" xlink:type="simple" xlink:show="embed" xlink:actuate="onLoad"/><draw:image xlink:href="./ObjectReplacements/Object 4" xlink:type="simple" xlink:show="embed" xlink:actuate="onLoad"/></draw:frame>Figure <text:sequence text:ref-name="refFigure10" text:name="Figure" text:formula="ooow:Figure+1" style:num-format="1">11</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10">Figure 11</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P75">In order to allow the application developer to register/unregister a listener, five global scoped listeners are kept. <text:span text:style-name="T12">These are accessed by the global scoped functions in the table below.</text:span>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A filter is represented by a Clause object which can have the forms of the classes represented in the class diagram of <text:sequence-ref text:reference-format="category-and-value" text:ref-name="refFigure11">Figure 12</text:sequence-ref>.</text:p>
      <text:p text:style-name="Standard"><draw:frame draw:style-name="fr14" draw:name="Frame11" text:anchor-type="paragraph" svg:y="0.0902in" svg:width="5.6508in" draw:z-index="23"><draw:text-box fo:min-height="3.2236in"><text:p text:style-name="Figure"><draw:frame draw:style-name="fr4" draw:name="Object10" text:anchor-type="paragraph" svg:x="0in" svg:y="0.1661in" svg:width="5.9091in" style:rel-width="100%" svg:height="3.0083in" style:rel-height="scale" draw:z-index="24"><draw:object xlink:href="./Object 11" xlink:type="simple" xlink:show="embed" xlink:actuate="onLoad"/><draw:image xlink:href="./ObjectReplacements/Object 11" xlink:type="simple" xlink:show="embed" xlink:actuate="onLoad"/></draw:frame>Figure <text:sequence text:ref-name="refFigure11" text:name="Figure" text:formula="ooow:Figure+1" style:num-format="1">12</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76" text:outline-level="2">SyncML Message Object Representation</text:h>
      <text:h text:style-name="P76" text:outline-level="2">Converter and Parser for Contact and Calendar objects</text:h>
      <text:p text:style-name="P48"/>
      <text:p text:style-name="P48">In order to provide facilities to the developer the Funambol Client API C++ contains classes to represent Contact and Calendar object and function to convert it <text:s/>to SIF-C or SIF-E format (Funambol Interghange Format) and Vcard or Ical. </text:p>
      <text:p text:style-name="P48">On the other hand there are function to parse the SIF format or the VCard and iCal format and create the correspondent Contact or Calendar object.</text:p>
      <text:p text:style-name="P48">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48"/>
      <text:p text:style-name="P48">The converter Diagram is as follow</text:p>
      <text:p text:style-name="P24"/>
      <text:p text:style-name="P24"><draw:frame draw:style-name="fr15" draw:name="Oggetto8" text:anchor-type="paragraph" svg:x="-0.0008in" svg:y="-0.002in" svg:width="5.7661in" svg:height="3.2929in" draw:z-index="2"><draw:object xlink:href="./Obj00DFEFF7" xlink:type="simple" xlink:show="embed" xlink:actuate="onLoad"/><draw:image xlink:href="./ObjectReplacements/Obj00DFEFF7" xlink:type="simple" xlink:show="embed" xlink:actuate="onLoad"/></draw:frame></text:p>
      <text:p text:style-name="P48">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48">Object is the superclass of Contact and Calendar object. They represents the objects that can be filled and used by the SyncSource</text:p>
      <text:p text:style-name="P48"/>
      <text:p text:style-name="P24"/>
      <text:p text:style-name="P24"/>
      <text:p text:style-name="P24"/>
      <text:p text:style-name="P24"/>
      <text:p text:style-name="P24"><draw:frame draw:style-name="fr15" draw:name="Oggetto9" text:anchor-type="paragraph" svg:x="-0.0008in" svg:y="-0.002in" svg:width="5.7661in" svg:height="3.8835in" draw:z-index="3"><draw:object xlink:href="./Obj00DFEFF9" xlink:type="simple" xlink:show="embed" xlink:actuate="onLoad"/><draw:image xlink:href="./ObjectReplacements/Obj00DFEFF9" xlink:type="simple" xlink:show="embed" xlink:actuate="onLoad"/></draw:frame></text:p>
      <text:p text:style-name="P48">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2" text:outline-level="2">Logging</text:h>
      <text:p text:style-name="P77">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h text:style-name="Heading_20_2" text:outline-level="2">Transport Agent</text:h>
      <text:p text:style-name="Standard">The transport agent layer is represented in the Funambol Client SDK by the TransportAgent class. This is an abstract class with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wchar_t* sendMessage(wchar_t*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h text:style-name="Heading_20_1" text:outline-level="1">Device Manager Layer</text:h>
      <text:p text:style-name="P16">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6"/>
      <text:p text:style-name="P16">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6">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4">SyncML Device Management Tree and Description</text:span> [1].</text:p>
      <text:p text:style-name="Standard"/>
      <text:p text:style-name="P78">ACL</text:p>
      <text:p text:style-name="P79">Access Control List. A list of identifiers and access rights associated with each identifier.</text:p>
      <text:p text:style-name="Standard"/>
      <text:p text:style-name="P78">Description Framework</text:p>
      <text:p text:style-name="P79">A specification for how to describe the management syntax and semantics for a particular device type.</text:p>
      <text:p text:style-name="P79"/>
      <text:p text:style-name="P78">Dynamic node</text:p>
      <text:p text:style-name="P80">A node is dynamic if the DDF property Scope is set to Dynamic, or if the Scope property</text:p>
      <text:p text:style-name="P80">is unspecified.</text:p>
      <text:p text:style-name="P80"/>
      <text:p text:style-name="P81">Interior node</text:p>
      <text:p text:style-name="P79">A node that may have child nodes, but cannot store any value. The Format property o<text:span text:style-name="T15">f </text:span><text:span text:style-name="T16">an</text:span><text:span text:style-name="T17"> </text:span><text:span text:style-name="T16">interior node is </text:span><text:span text:style-name="T18">nod</text:span><text:span text:style-name="T16">e.</text:span></text:p>
      <text:p text:style-name="P82"/>
      <text:p text:style-name="P83">Leaf node</text:p>
      <text:p text:style-name="P84">A node that can store a value, but cannot have child nodes. The Format property of a leaf node is not <text:span text:style-name="T19">nod</text:span>e.</text:p>
      <text:p text:style-name="P84"/>
      <text:p text:style-name="P83">Management object</text:p>
      <text:p text:style-name="P84">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84"/>
      <text:p text:style-name="P83">Management client</text:p>
      <text:p text:style-name="P84">A software component in a managed device that correctly interprets SyncML DM <text:s/>commands, executes appropriate actions in the device and sends back relevant responses to the issuing management server.</text:p>
      <text:p text:style-name="P84"/>
      <text:p text:style-name="P83">Management server</text:p>
      <text:p text:style-name="P84">A network based entity that issues SyncML DM commands to devices and correctly interprets responses sent from the devices.</text:p>
      <text:p text:style-name="P84"/>
      <text:p text:style-name="P83">Management tree</text:p>
      <text:p text:style-name="P84">The mechanism by which the management client interacts with the device, e.g. by storing and retrieving values from it and by manipulating the properties of it, for example the access control lists.</text:p>
      <text:p text:style-name="P84"/>
      <text:p text:style-name="P83">Node</text:p>
      <text:p text:style-name="P84">A node is a single element in a management tree. There can be two kinds of nodes in a management tree: interior nodes and leaf nodes. The Format property of a node provides information about whether a node is a leaf or an interior node.</text:p>
      <text:p text:style-name="P84"/>
      <text:p text:style-name="P83">Permanent node</text:p>
      <text:p text:style-name="P84">A node is permanent if the DDF property Scope is set to Permanent. If a node is not permanent, it is dynamic. A permanent node can never be deleted.</text:p>
      <text:p text:style-name="P84"/>
      <text:p text:style-name="P83">Server identifier</text:p>
      <text:p text:style-name="P85">The SyncML DM internal name for a management server. A management server is associated with an existing server identifier in a device through SyncML DM authentication.</text:p>
      <text:p text:style-name="P85"/>
      <text:h text:style-name="P86" text:outline-level="2">Architecture</text:h>
      <text:p text:style-name="P87">The Device Management architecture is shown in <text:sequence-ref text:reference-format="category-and-value" text:ref-name="refFigure12">Figure 13</text:sequence-ref>.</text:p>
      <text:p text:style-name="P87"><draw:frame draw:style-name="fr3" draw:name="Frame10" text:anchor-type="paragraph" svg:x="0.0016in" svg:y="0.111in" svg:width="5.9055in" style:rel-width="100%" svg:height="3.9366in" style:rel-height="scale-min" draw:z-index="19"><draw:text-box><text:p text:style-name="Figure"><draw:frame draw:style-name="fr4" draw:name="Object9" text:anchor-type="paragraph" svg:x="-0.002in" svg:y="0.1634in" svg:width="5.9091in" style:rel-width="100%" svg:height="3.85in" style:rel-height="scale" draw:z-index="20"><draw:object xlink:href="./Object 9" xlink:type="simple" xlink:show="embed" xlink:actuate="onLoad"/><draw:image xlink:href="./ObjectReplacements/Object 9" xlink:type="simple" xlink:show="embed" xlink:actuate="onLoad"/></draw:frame>Figure <text:sequence text:ref-name="refFigure12" text:name="Figure" text:formula="ooow:Figure+1" style:num-format="1">13</text:sequence>: Device Manager layer architecture</text:p></draw:text-box></draw:frame></text:p>
      <text:p text:style-name="P87"><text:span text:style-name="T7">Device Manager</text:span>: this component is responsible for the abstraction of the management operation that can be performed on a device. It will be the place where a device management protocol such as OMA DM will be implemented.</text:p>
      <text:p text:style-name="P87"/>
      <text:p text:style-name="P87"><text:span text:style-name="T7">Device Mamagement Tree</text:span>: this component represents device configuration parameters in a tree data structure where each node is represented by a <text:span text:style-name="T4">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87"/>
      <text:p text:style-name="P87"><text:span text:style-name="T7">Management Node</text:span>: a management node represents a container of configuration properties and, optionally, of other nodes. Configuration properties are represented with the form of key-value pairs.</text:p>
      <text:p text:style-name="P87"/>
      <text:p text:style-name="P87"/>
      <text:p text:style-name="P87"/>
      <text:p text:style-name="P87"/>
      <text:p text:style-name="P87"/>
      <text:p text:style-name="P87"/>
      <text:p text:style-name="P87"/>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3">Figure 14</text:sequence-ref>.</text:p>
      <text:p text:style-name="Standard"/>
      <text:p text:style-name="Standard"><draw:frame draw:style-name="fr14" draw:name="Frame12" text:anchor-type="paragraph" svg:y="0.1244in" svg:width="4.3146in" draw:z-index="21"><draw:text-box fo:min-height="3.8598in"><text:p text:style-name="Figure"><draw:frame draw:style-name="fr4" draw:name="Object11" text:anchor-type="paragraph" svg:x="-0.0028in" svg:y="-7.0575in" svg:width="4.5756in" style:rel-width="100%" svg:height="3.9425in" style:rel-height="scale" draw:z-index="22"><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7">new</text:span> operator and must be deleted by the caller with the standard C++ <text:span text:style-name="T7">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p text:style-name="P88">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902in" style:writing-mode="page"/>
      <style:text-properties style:use-window-font-color="true" style:font-name="Arial"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in" fo:margin-bottom="1.9689in" fo:text-indent="0in"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3" fo:font-weight="bold" style:font-weight-asian="bold"/>
    </style:style>
    <style:style style:name="Heading_20_4" style:display-name="Heading 4" style:family="paragraph" style:parent-style-name="Standard" style:next-style-name="Standard" style:class="text">
      <style:paragraph-properties fo:margin-top="0.1665in" fo:margin-bottom="0.0417in"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in" fo:margin-bottom="0.0827in"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1654in" fo:margin-bottom="0.0827in"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in" fo:margin-right="0in" fo:margin-top="0in" fo:margin-bottom="0in" fo:line-height="100%" fo:text-indent="0in" style:auto-text-indent="false">
        <style:tab-stops>
          <style:tab-stop style:position="0.25in"/>
          <style:tab-stop style:position="0.278in"/>
          <style:tab-stop style:position="0.5555in"/>
          <style:tab-stop style:position="6in" style:type="right"/>
        </style:tab-stops>
      </style:paragraph-properties>
      <style:text-properties style:font-name="Arial2" fo:font-size="9.5pt" fo:language="none" fo:country="none" style:font-size-asian="9.5pt" style:language-asian="none" style:country-asian="none"/>
    </style:style>
    <style:style style:name="Contents_20_3" style:display-name="Contents 3" style:family="paragraph" style:parent-style-name="Contents_20_2" style:next-style-name="Standard" style:class="index">
      <style:paragraph-properties fo:margin-left="0in" fo:margin-right="0in" fo:margin-top="0in" fo:margin-bottom="0in" fo:line-height="100%" fo:text-indent="0in" style:auto-text-indent="false">
        <style:tab-stops>
          <style:tab-stop style:position="6in"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in" fo:margin-right="0in" fo:text-indent="0in"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0835in" fo:margin-bottom="0.0835in"/>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in" fo:margin-bottom="0.1472in"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width="0.25in"/>
      </text:outline-level-style>
      <text:outline-level-style text:level="2" style:num-suffix=". " style:num-format="1" text:display-levels="2">
        <style:list-level-properties text:min-label-width="0.25in"/>
      </text:outline-level-style>
      <text:outline-level-style text:level="3" style:num-suffix=". " style:num-format="1" text:display-levels="3">
        <style:list-level-properties text:min-label-width="0.252in"/>
      </text:outline-level-style>
      <text:outline-level-style text:level="4" style:num-suffix=". " style:num-format="1" text:display-levels="4">
        <style:list-level-properties text:min-label-width="0.252in"/>
      </text:outline-level-style>
      <text:outline-level-style text:level="5" style:num-format="">
        <style:list-level-properties text:min-label-width="0.25in"/>
      </text:outline-level-style>
      <text:outline-level-style text:level="6" style:num-suffix="." style:num-format="i">
        <style:list-level-properties text:min-label-width="0.252in" fo:text-align="end"/>
      </text:outline-level-style>
      <text:outline-level-style text:level="7" style:num-suffix="." style:num-format="1">
        <style:list-level-properties text:space-before="3.25in" text:min-label-width="0.25in"/>
      </text:outline-level-style>
      <text:outline-level-style text:level="8" style:num-suffix="." style:num-format="a" style:num-letter-sync="true">
        <style:list-level-properties text:space-before="3.75in" text:min-label-width="0.25in"/>
      </text:outline-level-style>
      <text:outline-level-style text:level="9" style:num-suffix="." style:num-format="i">
        <style:list-level-properties text:space-before="4.3748in" text:min-label-width="0.1252in"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2681in" fo:page-height="11.6929in" style:num-format="1" style:print-orientation="portrait" fo:margin-top="0.9839in" fo:margin-bottom="0.9839in" fo:margin-left="0.9839in" fo:margin-right="0.9839in" fo:border="0.0008in solid #000000" fo:padding="0.0193in" fo:background-color="transparent" style:writing-mode="lr-tb" style:layout-grid-color="#c0c0c0" style:layout-grid-lines="37" style:layout-grid-base-height="0.1945in" style:layout-grid-ruby-height="0.0555in" style:layout-grid-mode="none" style:layout-grid-ruby-below="false" style:layout-grid-print="false" style:layout-grid-display="false"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1.0075in" fo:margin-left="0in" fo:margin-right="0in" fo:margin-bottom="0in"/>
      </style:header-style>
      <style:footer-style/>
    </style:page-layout>
    <style:page-layout style:name="pm6">
      <style:page-layout-properties fo:page-width="8.2681in" fo:page-height="11.6929in" style:num-format="1" style:print-orientation="portrait" fo:margin-top="1.1811in" fo:margin-bottom="1.1811in" fo:margin-left="1.1811in" fo:margin-right="1.1811in" style:writing-mode="lr-tb" style:layout-grid-color="#c0c0c0" style:layout-grid-lines="33"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7">
      <style:page-layout-properties fo:page-width="8.5in" fo:page-height="11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
        <text:p text:style-name="P2"/>
        <text:p text:style-name="P3"><draw:frame draw:style-name="fr1" draw:name="graphics1" text:anchor-type="paragraph" svg:width="6.2598in" svg:height="1.4134in" draw:z-index="29"><draw:image xlink:href="Pictures/1000000000000AE600000276085B832B.jpg" xlink:type="simple" xlink:show="embed" xlink:actuate="onLoad"/></draw:frame></text:p>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21</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Funambol Client API C++ Design Document</dc:title>
    <meta:initial-creator>Stefano Fornari</meta:initial-creator>
    <meta:creation-date>2003-06-21T22:39:39</meta:creation-date>
    <dc:creator>Andrea Gazzaniga</dc:creator>
    <dc:date>2007-12-18T19:34:27</dc:date>
    <meta:printed-by>Stefano Fornari</meta:printed-by>
    <meta:print-date>2005-11-10T11:14:42</meta:print-date>
    <dc:language>en-US</dc:language>
    <meta:editing-cycles>490</meta:editing-cycles>
    <meta:editing-duration>P9DT6H10M33S</meta:editing-duration>
    <meta:user-defined meta:name="Info 1"/>
    <meta:user-defined meta:name="Info 2"/>
    <meta:user-defined meta:name="Info 3"/>
    <meta:user-defined meta:name="Info 4"/>
    <meta:document-statistic meta:table-count="26" meta:image-count="1" meta:object-count="16" meta:page-count="56" meta:paragraph-count="1274" meta:word-count="14917" meta:character-count="95413"/>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5.658cm" svg:x="1.689cm" svg:y="3.175cm">
          <text:p text:style-name="P1"><text:span text:style-name="T1">Application</text:span></text:p>
        </draw:rect>
        <draw:rect draw:style-name="gr2" draw:text-style-name="P2" draw:layer="layout" svg:width="5.715cm" svg:height="1.28cm" svg:x="1.905cm" svg:y="5.939cm">
          <text:p text:style-name="P1"><text:span text:style-name="T1">Sync Manager</text:span></text:p>
        </draw:rect>
        <draw:rect draw:style-name="gr2" draw:text-style-name="P2" draw:layer="layout" svg:width="5.615cm" svg:height="1.28cm" svg:x="7.72cm" svg:y="5.939cm">
          <text:p text:style-name="P1"><text:span text:style-name="T1">Device Manager</text:span></text:p>
        </draw:rect>
        <draw:rect draw:style-name="gr2" draw:text-style-name="P2" draw:layer="layout" svg:width="5.615cm" svg:height="1.28cm" svg:x="7.72cm" svg:y="7.334cm">
          <text:p text:style-name="P1"><text:span text:style-name="T1">DM Tree</text:span></text:p>
        </draw:rect>
        <draw:rect draw:style-name="gr2" draw:text-style-name="P2" draw:layer="layout" svg:width="5.715cm" svg:height="1.28cm" svg:x="1.905cm" svg:y="7.334cm">
          <text:p text:style-name="P1"><text:span text:style-name="T1">Transport Agent</text:span></text:p>
        </draw:rect>
        <draw:rect draw:style-name="gr2" draw:text-style-name="P2" draw:layer="layout" svg:width="8.536cm" svg:height="1.27cm" svg:x="1.905cm" svg:y="4.545cm">
          <text:p text:style-name="P1"><text:span text:style-name="T1">Sync Client</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4.178cm" svg:viewBox="0 0 1501 501" draw:points="0,0 1500,0 1500,500 0,500">
          <text:p text:style-name="P2"><text:span text:style-name="T2">PopulateObject(contact)</text:span></text:p>
        </draw:polyline>
        <draw:polyline draw:style-name="gr6" draw:text-style-name="P4" draw:layer="layout" svg:width="1.5cm" svg:height="0.5cm" svg:x="4.843cm" svg:y="8.178cm" svg:viewBox="0 0 1501 501"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8.178cm" svg:viewBox="0 0 1501 501" draw:points="0,0 1500,0 1500,500 0,500">
          <text:p text:style-name="P2"><text:span text:style-name="T2">FillMapping() // if there is one</text:span></text:p>
        </draw:polyline>
        <draw:polyline draw:style-name="gr6" draw:text-style-name="P4" draw:layer="layout" svg:width="1.5cm" svg:height="0.5cm" svg:x="4.843cm" svg:y="5.178cm" svg:viewBox="0 0 1501 501" draw:points="0,0 1500,0 1500,500 0,500">
          <text:p text:style-name="P2"><text:span text:style-name="T2">Execute operation to do on contact</text:span></text:p>
        </draw:polyline>
        <draw:polyline draw:style-name="gr6" draw:text-style-name="P4" draw:layer="layout" svg:width="1.5cm" svg:height="0.5cm" svg:x="4.843cm" svg:y="6.678cm" svg:viewBox="0 0 1501 501"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2cm" svg:height="1.194cm" draw:transform="skewX (-0.571595330028035) rotate (0.499687764845882) translate (5.126cm 5.803cm)" svg:viewBox="0 0 1421 1195" draw:points="1,1193 0,0 1419,0 1420,1194 1,1193">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9cm" svg:height="1.257cm" draw:transform="skewX (-0.591317550575567) rotate (0.489739388109516) translate (5.008cm 14.851cm)" svg:viewBox="0 0 1520 1258" draw:points="2,1256 0,1 1519,0 1513,1257 2,1256">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7cm" svg:height="1.073cm" draw:transform="skewX (-0.609468974796305) rotate (0.480663675999148) translate (0.841cm 7.923cm)" svg:viewBox="0 0 1308 1074" draw:points="0,1073 1,1 1307,0 1307,1071 0,1073">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2cm" svg:height="2.112cm" draw:transform="skewX (-0.624827872213852) rotate (0.472809694365175) translate (0.84cm 12.774cm)" svg:viewBox="0 0 2603 2113" draw:points="0,2112 1,2 2602,0 2601,2111 0,211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9cm" svg:height="1.546cm" draw:transform="skewX (-0.335452282233247) rotate (0.617497489355477) translate (10.81cm 13.19cm)" svg:viewBox="0 0 1640 1547" draw:points="0,1546 1,1 1639,0 1638,1545 0,1546">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8cm" svg:height="1.96cm" draw:transform="skewX (-0.520282650019411) rotate (0.524995038999795) translate (10.217cm 16.425cm)" svg:viewBox="0 0 2259 1961" draw:points="0,1960 0,0 2258,0 2256,1959 0,1960">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4cm" svg:height="1.218cm" draw:transform="skewX (-0.6400122367062) rotate (0.466002910282398) translate (5.113cm 18.842cm)" svg:viewBox="0 0 1515 1219" draw:points="0,1217 2,0 1514,0 1512,1218 0,1217">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2cm" svg:height="3cm" svg:x="2.022cm" svg:y="8.678cm" svg:viewBox="0 0 1221 3001"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2cm" svg:height="1cm" draw:transform="rotate (1.5707963267946) translate (5.042cm 12.757cm)" svg:viewBox="0 0 2001 1001" draw:points="0,500 0,1000 1000,1000 1000,0 2000,0">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1cm" svg:height="1.141cm" svg:x="7.702cm" svg:y="13.678cm" svg:viewBox="0 0 1001 1142"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8cm" svg:height="5.85cm" draw:transform="rotate (1.5707963267946) translate (6.325cm 7.181cm)" svg:viewBox="0 0 5281 5851" draw:points="0,5850 5280,5850 5280,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4cm" svg:height="1.386cm" draw:transform="skewX (0.082030474843718) rotate (1.71949837906449) translate (14.207cm 16.429cm)" svg:viewBox="0 0 6075 1387" draw:points="36,0 0,499 6006,1386 6074,399">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1cm" svg:height="16.96cm" draw:transform="rotate (3.1415926535892) translate (6.16cm 18.862cm)" svg:viewBox="0 0 5422 16961" draw:points="986,0 5421,0 5421,16960 0,16960">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5"><text:span text:style-name="T1">+ int getChildrenMaxCount() </text:span></text:p>
              <text:p text:style-name="P5"><text:span text:style-name="T1">+ wchar_t **getChildrenNames() </text:span></text:p>
              <text:p text:style-name="P5"><text:span text:style-name="T1">+ wchar_t *getPropertyValue(const wchar_t *name)</text:span></text:p>
              <text:p text:style-name="P5"><text:span text:style-name="T1">+ void setPropertyValue(const wchar_t *name, const wchar_t *v) </text:span></text:p>
              <text:p text:style-name="P5"><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8"><text:span text:style-name="T2">Get client modifications</text:span></text:p>
        </draw:line>
        <draw:line draw:style-name="gr8" draw:text-style-name="P8" draw:layer="layout" svg:x1="5.843cm" svg:y1="8.678cm" svg:x2="8.343cm" svg:y2="8.678cm">
          <text:p text:style-name="P8"><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text-autospace="none"/>
      <style:text-properties fo:font-size="10pt" fo:language="none" fo:country="none" style:font-size-asian="10pt" style:font-size-complex="10pt"/>
    </style:style>
    <style:style style:name="T1" style:family="text">
      <style:text-properties fo:font-size="8pt"/>
    </style:style>
    <style:style style:name="T2" style:family="text">
      <style:text-properties fo:font-size="12pt"/>
    </style:style>
    <style:style style:name="T3"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2.92cm" svg:x="1.27cm" svg:y="5.198cm">
              <text:p text:style-name="P1"><text:span text:style-name="T1">syncSourceBegin(event: SyncSourceEvent&amp;)</text:span></text:p>
              <text:p text:style-name="P1"><text:span text:style-name="T1">syncSourceEnd(event: SyncSourceEvent&amp;)</text:span></text:p>
              <text:p text:style-name="P1"><text:span text:style-name="T1">syncSourceSyncModeRequested(</text:span></text:p>
              <text:p text:style-name="P1"><text:span text:style-name="T1"><text:s text:c="26"/></text:span><text:span text:style-name="T1">event: SyncSourceEvent&amp;)</text:span></text:p>
              <text:p text:style-name="P5"><text:span text:style-name="T3">syncSourceTotalClientItems(</text:span></text:p>
              <text:p text:style-name="P1"><text:span text:style-name="T1"><text:s text:c="26"/></text:span><text:span text:style-name="T1">event: SyncSourceEvent&amp;)</text:span></text:p>
              <text:p text:style-name="P5"><text:span text:style-name="T4">syncSourceTotalServerItems(</text:span></text:p>
              <text:p text:style-name="P1"><text:span text:style-name="T1"><text:s text:c="26"/></text:span><text:span text:style-name="T1">event: SyncSourceEvent&amp;)</text:span></text:p>
              <text:p text:style-name="P1"><text:span text:style-name="T1"/></text:p>
              <text:p text:style-name="P1"><text:span text:style-name="T1"/></text:p>
            </draw:rect>
            <draw:rect draw:style-name="gr2" draw:text-style-name="P4" draw:layer="layout" svg:width="6.985cm" svg:height="0.635cm" svg:x="1.27cm" svg:y="4.563cm">
              <text:p text:style-name="P3"><text:span text:style-name="T2">SyncSourceListener</text:span></text:p>
            </draw:rect>
          </draw:g>
          <draw:g>
            <draw:rect draw:style-name="gr1" draw:text-style-name="P2" draw:layer="layout" svg:width="6.985cm" svg:height="2.54cm" svg:x="8.89cm" svg:y="5.1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563cm">
              <text:p text:style-name="P3"><text:span text:style-name="T2">SyncItemListener</text:span></text:p>
            </draw:rect>
          </draw:g>
          <draw:g>
            <draw:rect draw:style-name="gr1" draw:text-style-name="P2" draw:layer="layout" svg:width="6.985cm" svg:height="1.27cm" svg:x="8.87cm" svg:y="8.8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8.87cm" svg:y="8.2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Circle"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231cm" svg:height="1.984cm" svg:x="1.03cm" svg:y="10.759cm">
            <text:p text:style-name="P1"><text:span text:style-name="T1"/></text:p>
            <text:p text:style-name="P1"><text:span text:style-name="T1"/></text:p>
            <text:p text:style-name="P1"><text:span text:style-name="T1"/></text:p>
          </draw:rect>
          <draw:rect draw:style-name="gr2" draw:text-style-name="P4" draw:layer="layout" svg:width="4.231cm" svg:height="1.057cm" svg:x="1.03cm" svg:y="9.702cm">
            <text:p text:style-name="P3"><text:span text:style-name="T2">DeviceConfig</text:span></text:p>
          </draw:rect>
        </draw:g>
        <draw:g draw:id="id2">
          <draw:rect draw:style-name="gr1" draw:text-style-name="P2" draw:layer="layout" svg:width="4.289cm" svg:height="2.023cm" svg:x="6.203cm" svg:y="10.75cm">
            <text:p text:style-name="P1"><text:span text:style-name="T1"/></text:p>
            <text:p text:style-name="P1"><text:span text:style-name="T1"/></text:p>
            <text:p text:style-name="P1"><text:span text:style-name="T1"/></text:p>
          </draw:rect>
          <draw:rect draw:style-name="gr2" draw:text-style-name="P4" draw:layer="layout" svg:width="4.289cm" svg:height="1.078cm" svg:x="6.203cm" svg:y="9.672cm">
            <text:p text:style-name="P3"><text:span text:style-name="T2">SyncSourceConfig</text:span></text:p>
          </draw:rect>
        </draw:g>
        <draw:g draw:id="id4">
          <draw:rect draw:style-name="gr1" draw:text-style-name="P2" draw:layer="layout" svg:width="3.893cm" svg:height="1.964cm" svg:x="11.1cm" svg:y="10.749cm">
            <text:p text:style-name="P1"><text:span text:style-name="T1"/></text:p>
            <text:p text:style-name="P1"><text:span text:style-name="T1"/></text:p>
            <text:p text:style-name="P1"><text:span text:style-name="T1"/></text:p>
          </draw:rect>
          <draw:rect draw:style-name="gr2" draw:text-style-name="P4" draw:layer="layout" svg:width="3.893cm" svg:height="1.047cm" svg:x="11.1cm" svg:y="9.702cm">
            <text:p text:style-name="P3"><text:span text:style-name="T2">AccessConfig</text:span></text:p>
          </draw:rect>
        </draw:g>
        <draw:g>
          <draw:rect draw:style-name="gr3" draw:text-style-name="P2" draw:layer="layout" svg:width="4.595cm" svg:height="1.528cm" svg:x="6.083cm" svg:y="14.227cm">
            <text:p text:style-name="P1"><text:span text:style-name="T1"/></text:p>
            <text:p text:style-name="P1"><text:span text:style-name="T1"/></text:p>
            <text:p text:style-name="P1"><text:span text:style-name="T1"/></text:p>
          </draw:rect>
          <draw:rect draw:style-name="gr4" draw:text-style-name="P5" draw:layer="layout" svg:width="4.595cm" svg:height="0.814cm" svg:x="6.083cm" svg:y="13.413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1">
          <draw:rect draw:style-name="gr1" draw:text-style-name="P2" draw:layer="layout" svg:width="4.625cm" svg:height="1.528cm" svg:x="4.101cm" svg:y="3.978cm">
            <text:p text:style-name="P1"><text:span text:style-name="T1"/></text:p>
            <text:p text:style-name="P1"><text:span text:style-name="T1"/></text:p>
            <text:p text:style-name="P1"><text:span text:style-name="T1"/></text:p>
          </draw:rect>
          <draw:rect draw:style-name="gr2" draw:text-style-name="P4" draw:layer="layout" svg:width="4.625cm" svg:height="0.814cm" svg:x="4.101cm" svg:y="3.164cm">
            <text:p text:style-name="P3"><text:span text:style-name="T2">SyncManagerConfig</text:span></text:p>
          </draw:rect>
        </draw:g>
        <draw:g draw:id="id5">
          <draw:rect draw:style-name="gr6" draw:text-style-name="P2" draw:layer="layout" svg:width="4.625cm" svg:height="1.528cm" svg:x="10.672cm" svg:y="5.134cm">
            <text:p text:style-name="P1"><text:span text:style-name="T1"/></text:p>
            <text:p text:style-name="P1"><text:span text:style-name="T1"/></text:p>
            <text:p text:style-name="P1"><text:span text:style-name="T1"/></text:p>
          </draw:rect>
          <draw:rect draw:style-name="gr7" draw:text-style-name="P4" draw:layer="layout" svg:width="4.625cm" svg:height="0.814cm" svg:x="10.672cm" svg:y="4.32cm">
            <text:p text:style-name="P3"><text:span text:style-name="T2">DMTClientConfig</text:span></text:p>
          </draw:rect>
        </draw:g>
        <draw:connector draw:style-name="gr8" draw:text-style-name="P7" draw:layer="layout" draw:line-skew="0.029cm" svg:x1="6.413cm" svg:y1="5.506cm" svg:x2="8.347cm" svg:y2="9.672cm" draw:start-shape="id1" draw:start-glue-point="2" draw:end-shape="id2">
          <text:p text:style-name="P6"/>
        </draw:connector>
        <draw:connector draw:style-name="gr8" draw:text-style-name="P7" draw:layer="layout" svg:x1="6.413cm" svg:y1="5.506cm" svg:x2="3.145cm" svg:y2="9.702cm" draw:start-shape="id1" draw:start-glue-point="2" draw:end-shape="id3">
          <text:p text:style-name="P6"/>
        </draw:connector>
        <draw:connector draw:style-name="gr8" draw:text-style-name="P7" draw:layer="layout" svg:x1="6.413cm" svg:y1="5.506cm" svg:x2="13.046cm" svg:y2="9.702cm" draw:start-shape="id1" draw:end-shape="id4" draw:end-glue-point="0">
          <text:p text:style-name="P6"/>
        </draw:connector>
        <draw:connector draw:style-name="gr9" draw:text-style-name="P7" draw:layer="layout" svg:x1="10.672cm" svg:y1="5.491cm" svg:x2="8.726cm" svg:y2="4.335cm" draw:start-shape="id5" draw:start-glue-point="3" draw:end-shape="id1" draw:end-glue-point="1">
          <text:p text:style-name="P6"/>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fo:color="#ff0000" fo:font-family="'Bitstream Vera Sans'" style:font-pitch="variable" fo:font-size="8pt" style:text-underline-style="solid" style:text-underline-width="auto" style:text-underline-color="font-color"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fo:color="#ff0000"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1"><text:line-break/></text:span><text:span text:style-name="T1"/></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none" fo:country="none" fo:font-style="italic" fo:font-weight="bold" style:language-asian="none" style:country-asian="none" style:font-size-complex="21.2000007629395pt" style:font-style-complex="italic" style:font-weight-complex="bold"/>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span text:style-name="T1">()</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177cm" svg:height="0.547cm" svg:x="1.799cm" svg:y="1.13cm">
            <draw:text-box>
              <text:p text:style-name="P5"><text:span text:style-name="T2">Management Node</text:span></text:p>
            </draw:text-box>
          </draw:frame>
          <draw:frame draw:style-name="gr4" draw:text-style-name="P6" draw:layer="layout" svg:width="3.177cm" svg:height="0.547cm" svg:x="2.54cm" svg:y="1.872cm">
            <draw:text-box>
              <text:p text:style-name="P5"><text:span text:style-name="T2">Management Node</text:span></text:p>
            </draw:text-box>
          </draw:frame>
          <draw:frame draw:style-name="gr4" draw:text-style-name="P6" draw:layer="layout" svg:width="3.177cm" svg:height="0.547cm" svg:x="2.561cm" svg:y="2.592cm">
            <draw:text-box>
              <text:p text:style-name="P5"><text:span text:style-name="T2">Management Node</text:span></text:p>
            </draw:text-box>
          </draw:frame>
          <draw:frame draw:style-name="gr4" draw:text-style-name="P6" draw:layer="layout" svg:width="3.177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076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